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3333" draw:textarea-horizontal-align="justify" draw:textarea-vertical-align="middle" draw:auto-grow-height="false" fo:min-height="0.95cm" fo:min-width="0.7cm"/>
    </style:style>
    <style:style style:name="gr2" style:family="graphic" style:parent-style-name="standard">
      <style:graphic-properties draw:stroke="none" svg:stroke-color="#000000" draw:fill="none" draw:fill-color="#ff3333" draw:auto-grow-height="true" draw:auto-grow-width="false" fo:max-height="0cm" fo:min-height="0.912cm"/>
    </style:style>
    <style:style style:name="gr3" style:family="graphic" style:parent-style-name="standard">
      <style:graphic-properties draw:stroke="none" svg:stroke-color="#000000" draw:fill="none" draw:fill-color="#ff3333" draw:auto-grow-height="true" draw:auto-grow-width="false" fo:max-height="0cm" fo:min-height="0.319cm"/>
    </style:style>
    <style:style style:name="gr4" style:family="graphic" style:parent-style-name="standard">
      <style:graphic-properties draw:stroke="none" svg:stroke-color="#000000" draw:fill="none" draw:fill-color="#ff3333" draw:auto-grow-height="true" draw:auto-grow-width="false" fo:max-height="0cm" fo:min-height="0.543cm"/>
    </style:style>
    <style:style style:name="gr5" style:family="graphic" style:parent-style-name="standard">
      <style:graphic-properties draw:stroke="none" svg:stroke-color="#000000" draw:fill="none" draw:fill-color="#ff3333" draw:auto-grow-height="true" draw:auto-grow-width="false" fo:max-height="0cm" fo:min-height="0.95cm"/>
    </style:style>
    <style:style style:name="gr6" style:family="graphic" style:parent-style-name="standard">
      <style:graphic-properties draw:fill-color="#9999ff" draw:textarea-horizontal-align="justify" draw:textarea-vertical-align="middle" draw:auto-grow-height="false" fo:min-height="0.95cm" fo:min-width="0.7cm"/>
    </style:style>
    <style:style style:name="gr7" style:family="graphic" style:parent-style-name="standard">
      <style:graphic-properties draw:stroke="none" svg:stroke-color="#000000" draw:fill="none" draw:fill-color="#9999ff" draw:auto-grow-height="true" draw:auto-grow-width="false" fo:max-height="0cm" fo:min-height="0.912cm"/>
    </style:style>
    <style:style style:name="gr8" style:family="graphic" style:parent-style-name="standard">
      <style:graphic-properties draw:stroke="none" svg:stroke-color="#000000" draw:fill="none" draw:fill-color="#9999ff" draw:auto-grow-height="true" draw:auto-grow-width="false" fo:max-height="0cm" fo:min-height="0.319cm"/>
    </style:style>
    <style:style style:name="gr9" style:family="graphic" style:parent-style-name="standard">
      <style:graphic-properties draw:stroke="none" svg:stroke-color="#000000" draw:fill="none" draw:fill-color="#9999ff" draw:auto-grow-height="true" draw:auto-grow-width="false" fo:max-height="0cm" fo:min-height="0.543cm"/>
    </style:style>
    <style:style style:name="gr10" style:family="graphic" style:parent-style-name="standard">
      <style:graphic-properties draw:stroke="none" svg:stroke-color="#000000" draw:fill="none" draw:fill-color="#9999ff" draw:auto-grow-height="true" draw:auto-grow-width="false" fo:max-height="0cm" fo:min-height="0.95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95cm" fo:min-width="0.7cm"/>
    </style:style>
    <style:style style:name="gr12" style:family="graphic" style:parent-style-name="standard">
      <style:graphic-properties draw:stroke="none" svg:stroke-color="#000000" draw:fill="none" draw:fill-color="#ff0000" draw:auto-grow-height="true" draw:auto-grow-width="false" fo:max-height="0cm" fo:min-height="0.912cm"/>
    </style:style>
    <style:style style:name="gr13" style:family="graphic" style:parent-style-name="standard">
      <style:graphic-properties draw:stroke="none" svg:stroke-color="#000000" draw:fill="none" draw:fill-color="#ff0000" draw:auto-grow-height="true" draw:auto-grow-width="false" fo:max-height="0cm" fo:min-height="0.319cm"/>
    </style:style>
    <style:style style:name="gr14" style:family="graphic" style:parent-style-name="standard">
      <style:graphic-properties draw:stroke="none" svg:stroke-color="#000000" draw:fill="none" draw:fill-color="#ff0000" draw:auto-grow-height="true" draw:auto-grow-width="false" fo:max-height="0cm" fo:min-height="0.543cm"/>
    </style:style>
    <style:style style:name="gr15" style:family="graphic" style:parent-style-name="standard">
      <style:graphic-properties draw:stroke="none" svg:stroke-color="#000000" draw:fill="none" draw:fill-color="#ff0000" draw:auto-grow-height="true" draw:auto-grow-width="false" fo:max-height="0cm" fo:min-height="0.95cm"/>
    </style:style>
    <style:style style:name="gr16" style:family="graphic" style:parent-style-name="standard">
      <style:graphic-properties draw:fill-color="#0000ff" draw:textarea-horizontal-align="justify" draw:textarea-vertical-align="middle" draw:auto-grow-height="false" fo:min-height="0.95cm" fo:min-width="0.7cm"/>
    </style:style>
    <style:style style:name="gr17" style:family="graphic" style:parent-style-name="standard">
      <style:graphic-properties draw:stroke="none" svg:stroke-color="#000000" draw:fill="none" draw:fill-color="#0000ff" draw:auto-grow-height="true" draw:auto-grow-width="false" fo:max-height="0cm" fo:min-height="0.912cm"/>
    </style:style>
    <style:style style:name="gr18" style:family="graphic" style:parent-style-name="standard">
      <style:graphic-properties draw:stroke="none" svg:stroke-color="#000000" draw:fill="none" draw:fill-color="#0000ff" draw:auto-grow-height="true" draw:auto-grow-width="false" fo:max-height="0cm" fo:min-height="0.319cm"/>
    </style:style>
    <style:style style:name="gr19" style:family="graphic" style:parent-style-name="standard">
      <style:graphic-properties draw:stroke="none" svg:stroke-color="#000000" draw:fill="none" draw:fill-color="#0000ff" draw:auto-grow-height="true" draw:auto-grow-width="false" fo:max-height="0cm" fo:min-height="0.543cm"/>
    </style:style>
    <style:style style:name="gr20" style:family="graphic" style:parent-style-name="standard">
      <style:graphic-properties draw:stroke="none" svg:stroke-color="#000000" draw:fill="none" draw:fill-color="#0000ff" draw:auto-grow-height="true" draw:auto-grow-width="false" fo:max-height="0cm" fo:min-height="0.95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="none" draw:fill-color="#ff3333"/>
      <style:text-properties fo:font-size="22pt" style:font-size-asian="22pt" style:font-size-complex="22pt"/>
    </style:style>
    <style:style style:name="P4" style:family="paragraph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>
      <loext:graphic-properties draw:fill="none" draw:fill-color="#ff3333"/>
      <style:paragraph-properties>
        <style:tab-stops/>
      </style:paragraph-properties>
      <style:text-properties fo:font-size="8pt" style:font-size-asian="8pt" style:font-size-complex="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3333"/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  <style:text-properties fo:font-size="6pt" style:font-size-asian="8pt" style:font-size-complex="8pt"/>
    </style:style>
    <style:style style:name="P9" style:family="paragraph">
      <loext:graphic-properties draw:fill="none" draw:fill-color="#ff3333"/>
      <style:paragraph-properties>
        <style:tab-stops/>
      </style:paragraph-properties>
      <style:text-properties fo:font-size="6pt" style:font-size-asian="8pt" style:font-size-complex="8pt"/>
    </style:style>
    <style:style style:name="P10" style:family="paragraph">
      <loext:graphic-properties draw:fill-color="#9999ff"/>
      <style:paragraph-properties fo:text-align="center"/>
    </style:style>
    <style:style style:name="P11" style:family="paragraph">
      <loext:graphic-properties draw:fill="none" draw:fill-color="#9999ff"/>
      <style:text-properties fo:font-size="22pt" style:font-size-asian="22pt" style:font-size-complex="22pt"/>
    </style:style>
    <style:style style:name="P12" style:family="paragraph">
      <loext:graphic-properties draw:fill="none" draw:fill-color="#9999ff"/>
      <style:paragraph-properties>
        <style:tab-stops/>
      </style:paragraph-properties>
      <style:text-properties fo:font-size="8pt" style:font-size-asian="8pt" style:font-size-complex="8pt"/>
    </style:style>
    <style:style style:name="P13" style:family="paragraph">
      <loext:graphic-properties draw:fill="none" draw:fill-color="#9999ff"/>
      <style:text-properties fo:font-size="14pt" style:font-size-asian="14pt" style:font-size-complex="14pt"/>
    </style:style>
    <style:style style:name="P14" style:family="paragraph">
      <loext:graphic-properties draw:fill="none" draw:fill-color="#9999ff"/>
      <style:paragraph-properties>
        <style:tab-stops/>
      </style:paragraph-properties>
      <style:text-properties fo:font-size="6pt" style:font-size-asian="8pt" style:font-size-complex="8pt"/>
    </style:style>
    <style:style style:name="P15" style:family="paragraph">
      <loext:graphic-properties draw:fill-color="#ff0000"/>
      <style:paragraph-properties fo:text-align="center"/>
      <style:text-properties fo:color="#ffffff"/>
    </style:style>
    <style:style style:name="P16" style:family="paragraph">
      <style:text-properties fo:color="#ffffff" fo:font-size="22pt" style:font-size-asian="22pt" style:font-size-complex="22pt"/>
    </style:style>
    <style:style style:name="P17" style:family="paragraph">
      <loext:graphic-properties draw:fill="none" draw:fill-color="#ff0000"/>
      <style:text-properties fo:color="#ffffff" fo:font-size="22pt" style:font-size-asian="22pt" style:font-size-complex="22pt"/>
    </style:style>
    <style:style style:name="P18" style:family="paragraph">
      <style:paragraph-properties>
        <style:tab-stops/>
      </style:paragraph-properties>
      <style:text-properties fo:color="#ffffff" fo:font-size="8pt" style:font-size-asian="8pt" style:font-size-complex="8pt"/>
    </style:style>
    <style:style style:name="P19" style:family="paragraph">
      <loext:graphic-properties draw:fill="none" draw:fill-color="#ff0000"/>
      <style:paragraph-properties>
        <style:tab-stops/>
      </style:paragraph-properties>
      <style:text-properties fo:color="#ffffff" fo:font-size="8pt" style:font-size-asian="8pt" style:font-size-complex="8pt"/>
    </style:style>
    <style:style style:name="P20" style:family="paragraph">
      <style:text-properties fo:color="#ffffff" fo:font-size="14pt" style:font-size-asian="14pt" style:font-size-complex="14pt"/>
    </style:style>
    <style:style style:name="P21" style:family="paragraph">
      <loext:graphic-properties draw:fill="none" draw:fill-color="#ff0000"/>
      <style:text-properties fo:color="#ffffff" fo:font-size="14pt" style:font-size-asian="14pt" style:font-size-complex="14pt"/>
    </style:style>
    <style:style style:name="P22" style:family="paragraph">
      <style:paragraph-properties>
        <style:tab-stops/>
      </style:paragraph-properties>
      <style:text-properties fo:color="#ffffff" fo:font-size="6pt" style:font-size-asian="8pt" style:font-size-complex="8pt"/>
    </style:style>
    <style:style style:name="P23" style:family="paragraph">
      <loext:graphic-properties draw:fill="none" draw:fill-color="#ff0000"/>
      <style:paragraph-properties>
        <style:tab-stops/>
      </style:paragraph-properties>
      <style:text-properties fo:color="#ffffff" fo:font-size="6pt" style:font-size-asian="8pt" style:font-size-complex="8pt"/>
    </style:style>
    <style:style style:name="P24" style:family="paragraph">
      <loext:graphic-properties draw:fill-color="#0000ff"/>
      <style:paragraph-properties fo:text-align="center"/>
      <style:text-properties fo:color="#ffffff"/>
    </style:style>
    <style:style style:name="P25" style:family="paragraph">
      <loext:graphic-properties draw:fill="none" draw:fill-color="#0000ff"/>
      <style:text-properties fo:color="#ffffff" fo:font-size="22pt" style:font-size-asian="22pt" style:font-size-complex="22pt"/>
    </style:style>
    <style:style style:name="P26" style:family="paragraph">
      <loext:graphic-properties draw:fill="none" draw:fill-color="#0000ff"/>
      <style:paragraph-properties>
        <style:tab-stops/>
      </style:paragraph-properties>
      <style:text-properties fo:color="#ffffff" fo:font-size="8pt" style:font-size-asian="8pt" style:font-size-complex="8pt"/>
    </style:style>
    <style:style style:name="P27" style:family="paragraph">
      <loext:graphic-properties draw:fill="none" draw:fill-color="#0000ff"/>
      <style:text-properties fo:color="#ffffff" fo:font-size="14pt" style:font-size-asian="14pt" style:font-size-complex="14pt"/>
    </style:style>
    <style:style style:name="P28" style:family="paragraph">
      <loext:graphic-properties draw:fill="none" draw:fill-color="#0000ff"/>
      <style:paragraph-properties>
        <style:tab-stops/>
      </style:paragraph-properties>
      <style:text-properties fo:color="#ffffff" fo:font-size="6pt" style:font-size-asian="8pt" style:font-size-complex="8pt"/>
    </style:style>
    <style:style style:name="P2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cm" svg:height="1.2cm" svg:x="3.9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1.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1.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6.1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1.8cm">
          <draw:text-box>
            <text:p text:style-name="P2"><text:span text:style-name="T1">2</text:span></text:p>
          </draw:text-box>
        </draw:frame>
        <draw:frame draw:style-name="gr3" draw:text-style-name="P5" draw:layer="layout" svg:width="1.6cm" svg:height="0.569cm" svg:x="5.9cm" svg:y="2.593cm">
          <draw:text-box>
            <text:p text:style-name="P4"><text:span text:style-name="T2">a b </text:span><text:span text:style-name="T2">c ! ~</text:span></text:p>
          </draw:text-box>
        </draw:frame>
        <draw:custom-shape draw:style-name="gr1" draw:text-style-name="P1" draw:layer="layout" svg:width="1.2cm" svg:height="1.2cm" svg:x="8.3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1.8cm">
          <draw:text-box>
            <text:p text:style-name="P2"><text:span text:style-name="T1">3</text:span></text:p>
          </draw:text-box>
        </draw:frame>
        <draw:frame draw:style-name="gr3" draw:text-style-name="P5" draw:layer="layout" svg:width="1.6cm" svg:height="0.569cm" svg:x="8.1cm" svg:y="2.593cm">
          <draw:text-box>
            <text:p text:style-name="P4"><text:span text:style-name="T2">a b c </text:span><text:span text:style-name="T2">! ~</text:span></text:p>
          </draw:text-box>
        </draw:frame>
        <draw:custom-shape draw:style-name="gr1" draw:text-style-name="P1" draw:layer="layout" svg:width="1.2cm" svg:height="1.2cm" svg:x="10.7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1cm" svg:height="1.162cm" svg:x="10.7cm" svg:y="1.9cm">
          <draw:text-box>
            <text:p text:style-name="P6"><text:span text:style-name="T3">Alt</text:span></text:p>
          </draw:text-box>
        </draw:frame>
        <draw:frame draw:style-name="gr3" draw:text-style-name="P5" draw:layer="layout" svg:width="1.6cm" svg:height="0.569cm" svg:x="10.5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3.83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3.838cm">
          <draw:text-box>
            <text:p text:style-name="P2"><text:span text:style-name="T1">4</text:span></text:p>
          </draw:text-box>
        </draw:frame>
        <draw:frame draw:style-name="gr3" draw:text-style-name="P5" draw:layer="layout" svg:width="1.6cm" svg:height="0.569cm" svg:x="3.7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6.1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3.838cm">
          <draw:text-box>
            <text:p text:style-name="P2"><text:span text:style-name="T1">5</text:span></text:p>
          </draw:text-box>
        </draw:frame>
        <draw:frame draw:style-name="gr3" draw:text-style-name="P5" draw:layer="layout" svg:width="1.6cm" svg:height="0.569cm" svg:x="5.9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8.3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3.838cm">
          <draw:text-box>
            <text:p text:style-name="P2"><text:span text:style-name="T1">6</text:span></text:p>
          </draw:text-box>
        </draw:frame>
        <draw:frame draw:style-name="gr3" draw:text-style-name="P5" draw:layer="layout" svg:width="1.6cm" svg:height="0.569cm" svg:x="8.1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10.7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7cm" svg:height="0.806cm" svg:x="10.6cm" svg:y="3.938cm">
          <draw:text-box>
            <text:p text:style-name="P6"><text:span text:style-name="T3">Win</text:span></text:p>
          </draw:text-box>
        </draw:frame>
        <draw:frame draw:style-name="gr3" draw:text-style-name="P5" draw:layer="layout" svg:width="1.6cm" svg:height="0.569cm" svg:x="10.5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6.03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6.038cm">
          <draw:text-box>
            <text:p text:style-name="P2"><text:span text:style-name="T1">7</text:span></text:p>
          </draw:text-box>
        </draw:frame>
        <draw:frame draw:style-name="gr3" draw:text-style-name="P5" draw:layer="layout" svg:width="1.6cm" svg:height="0.569cm" svg:x="3.7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6.1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6.038cm">
          <draw:text-box>
            <text:p text:style-name="P2"><text:span text:style-name="T1">8</text:span></text:p>
          </draw:text-box>
        </draw:frame>
        <draw:frame draw:style-name="gr3" draw:text-style-name="P5" draw:layer="layout" svg:width="1.6cm" svg:height="0.569cm" svg:x="5.9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8.3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6.038cm">
          <draw:text-box>
            <text:p text:style-name="P2"><text:span text:style-name="T1">9</text:span></text:p>
          </draw:text-box>
        </draw:frame>
        <draw:frame draw:style-name="gr3" draw:text-style-name="P5" draw:layer="layout" svg:width="1.6cm" svg:height="0.569cm" svg:x="8.1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10.7cm" svg:y="6.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9cm" svg:height="0.806cm" svg:x="10.6cm" svg:y="6.138cm">
          <draw:text-box>
            <text:p text:style-name="P6"><text:span text:style-name="T3">Shft</text:span></text:p>
          </draw:text-box>
        </draw:frame>
        <draw:frame draw:style-name="gr3" draw:text-style-name="P5" draw:layer="layout" svg:width="1.6cm" svg:height="0.569cm" svg:x="10.5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8.2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8.993cm">
          <draw:text-box>
            <text:p text:style-name="P4"><text:span text:style-name="T2">a b c </text:span><text:span text:style-name="T2">! ~</text:span></text:p>
          </draw:text-box>
        </draw:frame>
        <draw:custom-shape draw:style-name="gr1" draw:text-style-name="P1" draw:layer="layout" svg:width="1.2cm" svg:height="1.2cm" svg:x="3.9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8.2cm">
          <draw:text-box>
            <text:p text:style-name="P2"><text:span text:style-name="T1">&lt;</text:span></text:p>
          </draw:text-box>
        </draw:frame>
        <draw:frame draw:style-name="gr3" draw:text-style-name="P5" draw:layer="layout" svg:width="1.6cm" svg:height="0.569cm" svg:x="3.7cm" svg:y="8.993cm">
          <draw:text-box>
            <text:p text:style-name="P4"><text:span text:style-name="T2">a b </text:span><text:span text:style-name="T2">c ! ~</text:span></text:p>
          </draw:text-box>
        </draw:frame>
        <draw:custom-shape draw:style-name="gr1" draw:text-style-name="P1" draw:layer="layout" svg:width="1.2cm" svg:height="1.2cm" svg:x="6.1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8.2cm">
          <draw:text-box>
            <text:p text:style-name="P2"><text:span text:style-name="T1">0</text:span></text:p>
          </draw:text-box>
        </draw:frame>
        <draw:frame draw:style-name="gr3" draw:text-style-name="P5" draw:layer="layout" svg:width="1.6cm" svg:height="0.569cm" svg:x="5.9cm" svg:y="8.993cm">
          <draw:text-box>
            <text:p text:style-name="P4"><text:span text:style-name="T2">‘ ‘ </text:span><text:span text:style-name="T2">. , ) +</text:span></text:p>
          </draw:text-box>
        </draw:frame>
        <draw:custom-shape draw:style-name="gr1" draw:text-style-name="P1" draw:layer="layout" svg:width="1.2cm" svg:height="1.2cm" svg:x="8.3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8.2cm">
          <draw:text-box>
            <text:p text:style-name="P2"><text:span text:style-name="T1">&gt;</text:span></text:p>
          </draw:text-box>
        </draw:frame>
        <draw:frame draw:style-name="gr3" draw:text-style-name="P5" draw:layer="layout" svg:width="1.6cm" svg:height="0.569cm" svg:x="8.1cm" svg:y="8.993cm">
          <draw:text-box>
            <text:p text:style-name="P4"><text:span text:style-name="T2">a b c </text:span><text:span text:style-name="T2">! ~</text:span></text:p>
          </draw:text-box>
        </draw:frame>
        <draw:custom-shape draw:style-name="gr1" draw:text-style-name="P1" draw:layer="layout" svg:width="1.2cm" svg:height="1.2cm" svg:x="10.7cm" svg:y="8.26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9cm" svg:height="0.806cm" svg:x="10.7cm" svg:y="8.3cm">
          <draw:text-box>
            <text:p text:style-name="P6"><text:span text:style-name="T3">Ent</text:span></text:p>
          </draw:text-box>
        </draw:frame>
        <draw:frame draw:style-name="gr3" draw:text-style-name="P5" draw:layer="layout" svg:width="1.6cm" svg:height="0.569cm" svg:x="10.5cm" svg:y="8.993cm">
          <draw:text-box>
            <text:p text:style-name="P4"><text:span text:style-name="T2">a b </text:span><text:span text:style-name="T2">c ! ~</text:span></text:p>
          </draw:text-box>
        </draw:frame>
        <draw:frame draw:style-name="gr5" draw:text-style-name="P9" draw:layer="layout" svg:width="0.6cm" svg:height="1.203cm" svg:x="6.8cm" svg:y="8.259cm">
          <draw:text-box>
            <text:p text:style-name="P8"><text:span text:style-name="T4">?</text:span></text:p>
            <text:p text:style-name="P8"><text:span text:style-name="T4">_</text:span></text:p>
            <text:p text:style-name="P8"><text:span text:style-name="T4"><text:s/></text:span><text:span text:style-name="T4">:</text:span></text:p>
          </draw:text-box>
        </draw:frame>
        <draw:custom-shape draw:style-name="gr1" draw:text-style-name="P1" draw:layer="layout" svg:width="1.2cm" svg:height="1.2cm" svg:x="3.9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1.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2.593cm">
          <draw:text-box>
            <text:p text:style-name="P4"><text:span text:style-name="T2">a b </text:span><text:span text:style-name="T2">c ! ~</text:span></text:p>
          </draw:text-box>
        </draw:frame>
        <draw:custom-shape draw:style-name="gr1" draw:text-style-name="P1" draw:layer="layout" svg:width="1.2cm" svg:height="1.2cm" svg:x="3.9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1.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2.593cm">
          <draw:text-box>
            <text:p text:style-name="P4"><text:span text:style-name="T2">a b </text:span><text:span text:style-name="T2">c ! ~</text:span></text:p>
          </draw:text-box>
        </draw:frame>
        <draw:custom-shape draw:style-name="gr1" draw:text-style-name="P1" draw:layer="layout" svg:width="1.2cm" svg:height="1.2cm" svg:x="6.1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1.8cm">
          <draw:text-box>
            <text:p text:style-name="P2"><text:span text:style-name="T1">2</text:span></text:p>
          </draw:text-box>
        </draw:frame>
        <draw:frame draw:style-name="gr3" draw:text-style-name="P5" draw:layer="layout" svg:width="1.6cm" svg:height="0.569cm" svg:x="5.9cm" svg:y="2.593cm">
          <draw:text-box>
            <text:p text:style-name="P4"><text:span text:style-name="T2">d e f </text:span><text:span text:style-name="T2">@ {</text:span></text:p>
          </draw:text-box>
        </draw:frame>
        <draw:custom-shape draw:style-name="gr1" draw:text-style-name="P1" draw:layer="layout" svg:width="1.2cm" svg:height="1.2cm" svg:x="8.3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1.8cm">
          <draw:text-box>
            <text:p text:style-name="P2"><text:span text:style-name="T1">3</text:span></text:p>
          </draw:text-box>
        </draw:frame>
        <draw:frame draw:style-name="gr3" draw:text-style-name="P5" draw:layer="layout" svg:width="1.6cm" svg:height="0.569cm" svg:x="8.1cm" svg:y="2.593cm">
          <draw:text-box>
            <text:p text:style-name="P4"><text:span text:style-name="T2">g h i </text:span><text:span text:style-name="T2"># }</text:span></text:p>
          </draw:text-box>
        </draw:frame>
        <draw:custom-shape draw:style-name="gr1" draw:text-style-name="P1" draw:layer="layout" svg:width="1.2cm" svg:height="1.2cm" svg:x="10.7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1cm" svg:height="1.162cm" svg:x="10.7cm" svg:y="1.9cm">
          <draw:text-box>
            <text:p text:style-name="P6"><text:span text:style-name="T3">Alt</text:span></text:p>
          </draw:text-box>
        </draw:frame>
        <draw:custom-shape draw:style-name="gr1" draw:text-style-name="P1" draw:layer="layout" svg:width="1.2cm" svg:height="1.2cm" svg:x="3.9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3.83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3.838cm">
          <draw:text-box>
            <text:p text:style-name="P2"><text:span text:style-name="T1">4</text:span></text:p>
          </draw:text-box>
        </draw:frame>
        <draw:frame draw:style-name="gr3" draw:text-style-name="P5" draw:layer="layout" svg:width="1.6cm" svg:height="0.569cm" svg:x="3.7cm" svg:y="4.631cm">
          <draw:text-box>
            <text:p text:style-name="P4"><text:span text:style-name="T2">j k l </text:span><text:span text:style-name="T2">$ [</text:span></text:p>
          </draw:text-box>
        </draw:frame>
        <draw:custom-shape draw:style-name="gr1" draw:text-style-name="P1" draw:layer="layout" svg:width="1.2cm" svg:height="1.2cm" svg:x="6.1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3.838cm">
          <draw:text-box>
            <text:p text:style-name="P2"><text:span text:style-name="T1">5</text:span></text:p>
          </draw:text-box>
        </draw:frame>
        <draw:frame draw:style-name="gr3" draw:text-style-name="P5" draw:layer="layout" svg:width="1.6cm" svg:height="0.569cm" svg:x="5.9cm" svg:y="4.631cm">
          <draw:text-box>
            <text:p text:style-name="P4"><text:span text:style-name="T2">mno</text:span><text:span text:style-name="T2">% ]</text:span></text:p>
          </draw:text-box>
        </draw:frame>
        <draw:custom-shape draw:style-name="gr1" draw:text-style-name="P1" draw:layer="layout" svg:width="1.2cm" svg:height="1.2cm" svg:x="8.3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3.838cm">
          <draw:text-box>
            <text:p text:style-name="P2"><text:span text:style-name="T1">6</text:span></text:p>
          </draw:text-box>
        </draw:frame>
        <draw:frame draw:style-name="gr3" draw:text-style-name="P5" draw:layer="layout" svg:width="1.6cm" svg:height="0.569cm" svg:x="8.1cm" svg:y="4.631cm">
          <draw:text-box>
            <text:p text:style-name="P4"><text:span text:style-name="T2">p q r </text:span><text:span text:style-name="T2">^ |</text:span></text:p>
          </draw:text-box>
        </draw:frame>
        <draw:custom-shape draw:style-name="gr1" draw:text-style-name="P1" draw:layer="layout" svg:width="1.2cm" svg:height="1.2cm" svg:x="10.7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7cm" svg:height="0.806cm" svg:x="10.6cm" svg:y="3.938cm">
          <draw:text-box>
            <text:p text:style-name="P6"><text:span text:style-name="T3">Wi</text:span><text:span text:style-name="T3">n</text:span></text:p>
          </draw:text-box>
        </draw:frame>
        <draw:custom-shape draw:style-name="gr1" draw:text-style-name="P1" draw:layer="layout" svg:width="1.2cm" svg:height="1.2cm" svg:x="3.9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6.03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6.038cm">
          <draw:text-box>
            <text:p text:style-name="P2"><text:span text:style-name="T1">7</text:span></text:p>
          </draw:text-box>
        </draw:frame>
        <draw:frame draw:style-name="gr3" draw:text-style-name="P5" draw:layer="layout" svg:width="1.6cm" svg:height="0.569cm" svg:x="3.7cm" svg:y="6.831cm">
          <draw:text-box>
            <text:p text:style-name="P4"><text:span text:style-name="T2">s t u </text:span><text:span text:style-name="T2">&amp; /</text:span></text:p>
          </draw:text-box>
        </draw:frame>
        <draw:custom-shape draw:style-name="gr1" draw:text-style-name="P1" draw:layer="layout" svg:width="1.2cm" svg:height="1.2cm" svg:x="6.1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6.038cm">
          <draw:text-box>
            <text:p text:style-name="P2"><text:span text:style-name="T1">8</text:span></text:p>
          </draw:text-box>
        </draw:frame>
        <draw:frame draw:style-name="gr3" draw:text-style-name="P5" draw:layer="layout" svg:width="1.6cm" svg:height="0.569cm" svg:x="5.9cm" svg:y="6.831cm">
          <draw:text-box>
            <text:p text:style-name="P4"><text:span text:style-name="T2">v w </text:span><text:span text:style-name="T2">x * &lt;</text:span></text:p>
          </draw:text-box>
        </draw:frame>
        <draw:custom-shape draw:style-name="gr1" draw:text-style-name="P1" draw:layer="layout" svg:width="1.2cm" svg:height="1.2cm" svg:x="8.3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6.038cm">
          <draw:text-box>
            <text:p text:style-name="P2"><text:span text:style-name="T1">9</text:span></text:p>
          </draw:text-box>
        </draw:frame>
        <draw:frame draw:style-name="gr3" draw:text-style-name="P5" draw:layer="layout" svg:width="1.6cm" svg:height="0.569cm" svg:x="8.1cm" svg:y="6.831cm">
          <draw:text-box>
            <text:p text:style-name="P4"><text:span text:style-name="T2">y z </text:span><text:span text:style-name="T2">(-=&gt;</text:span></text:p>
          </draw:text-box>
        </draw:frame>
        <draw:custom-shape draw:style-name="gr1" draw:text-style-name="P1" draw:layer="layout" svg:width="1.2cm" svg:height="1.2cm" svg:x="10.7cm" svg:y="6.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9cm" svg:height="0.806cm" svg:x="10.6cm" svg:y="6.138cm">
          <draw:text-box>
            <text:p text:style-name="P6"><text:span text:style-name="T3">Sh</text:span><text:span text:style-name="T3">ft</text:span></text:p>
          </draw:text-box>
        </draw:frame>
        <draw:custom-shape draw:style-name="gr1" draw:text-style-name="P1" draw:layer="layout" svg:width="1.2cm" svg:height="1.2cm" svg:x="3.9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8.2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8.9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8.2cm">
          <draw:text-box>
            <text:p text:style-name="P2"><text:span text:style-name="T1">&lt;</text:span></text:p>
          </draw:text-box>
        </draw:frame>
        <draw:custom-shape draw:style-name="gr1" draw:text-style-name="P1" draw:layer="layout" svg:width="1.2cm" svg:height="1.2cm" svg:x="6.1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8.2cm">
          <draw:text-box>
            <text:p text:style-name="P2"><text:span text:style-name="T1">0</text:span></text:p>
          </draw:text-box>
        </draw:frame>
        <draw:frame draw:style-name="gr3" draw:text-style-name="P5" draw:layer="layout" svg:width="1.6cm" svg:height="0.569cm" svg:x="5.9cm" svg:y="8.993cm">
          <draw:text-box>
            <text:p text:style-name="P4"><text:span text:style-name="T2"><text:s/></text:span><text:span text:style-name="T2">.,)+?</text:span><text:span text:style-name="T2">_:</text:span></text:p>
          </draw:text-box>
        </draw:frame>
        <draw:custom-shape draw:style-name="gr1" draw:text-style-name="P1" draw:layer="layout" svg:width="1.2cm" svg:height="1.2cm" svg:x="8.3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8.2cm">
          <draw:text-box>
            <text:p text:style-name="P2"><text:span text:style-name="T1">&gt;</text:span></text:p>
          </draw:text-box>
        </draw:frame>
        <draw:custom-shape draw:style-name="gr1" draw:text-style-name="P1" draw:layer="layout" svg:width="1.2cm" svg:height="1.2cm" svg:x="10.7cm" svg:y="8.26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9cm" svg:height="0.806cm" svg:x="10.7cm" svg:y="8.3cm">
          <draw:text-box>
            <text:p text:style-name="P6"><text:span text:style-name="T3">Ent</text:span></text:p>
          </draw:text-box>
        </draw:frame>
        <draw:custom-shape draw:style-name="gr1" draw:text-style-name="P1" draw:layer="layout" svg:width="1.2cm" svg:height="1.2cm" svg:x="3.9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1.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1.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6.1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1.8cm">
          <draw:text-box>
            <text:p text:style-name="P2"><text:span text:style-name="T1">2</text:span></text:p>
          </draw:text-box>
        </draw:frame>
        <draw:frame draw:style-name="gr3" draw:text-style-name="P5" draw:layer="layout" svg:width="1.6cm" svg:height="0.569cm" svg:x="5.9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8.3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1.8cm">
          <draw:text-box>
            <text:p text:style-name="P2"><text:span text:style-name="T1">3</text:span></text:p>
          </draw:text-box>
        </draw:frame>
        <draw:frame draw:style-name="gr3" draw:text-style-name="P5" draw:layer="layout" svg:width="1.6cm" svg:height="0.569cm" svg:x="8.1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10.7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1cm" svg:height="1.162cm" svg:x="10.7cm" svg:y="1.9cm">
          <draw:text-box>
            <text:p text:style-name="P6"><text:span text:style-name="T3">Alt</text:span></text:p>
          </draw:text-box>
        </draw:frame>
        <draw:frame draw:style-name="gr3" draw:text-style-name="P5" draw:layer="layout" svg:width="1.6cm" svg:height="0.569cm" svg:x="10.5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3.83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3.838cm">
          <draw:text-box>
            <text:p text:style-name="P2"><text:span text:style-name="T1">4</text:span></text:p>
          </draw:text-box>
        </draw:frame>
        <draw:frame draw:style-name="gr3" draw:text-style-name="P5" draw:layer="layout" svg:width="1.6cm" svg:height="0.569cm" svg:x="3.7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6.1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3.838cm">
          <draw:text-box>
            <text:p text:style-name="P2"><text:span text:style-name="T1">5</text:span></text:p>
          </draw:text-box>
        </draw:frame>
        <draw:frame draw:style-name="gr3" draw:text-style-name="P5" draw:layer="layout" svg:width="1.6cm" svg:height="0.569cm" svg:x="5.9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8.3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3.838cm">
          <draw:text-box>
            <text:p text:style-name="P2"><text:span text:style-name="T1">6</text:span></text:p>
          </draw:text-box>
        </draw:frame>
        <draw:frame draw:style-name="gr3" draw:text-style-name="P5" draw:layer="layout" svg:width="1.6cm" svg:height="0.569cm" svg:x="8.1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10.7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7cm" svg:height="0.806cm" svg:x="10.6cm" svg:y="3.938cm">
          <draw:text-box>
            <text:p text:style-name="P6"><text:span text:style-name="T3">Win</text:span></text:p>
          </draw:text-box>
        </draw:frame>
        <draw:frame draw:style-name="gr3" draw:text-style-name="P5" draw:layer="layout" svg:width="1.6cm" svg:height="0.569cm" svg:x="10.5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6.03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6.038cm">
          <draw:text-box>
            <text:p text:style-name="P2"><text:span text:style-name="T1">7</text:span></text:p>
          </draw:text-box>
        </draw:frame>
        <draw:frame draw:style-name="gr3" draw:text-style-name="P5" draw:layer="layout" svg:width="1.6cm" svg:height="0.569cm" svg:x="3.7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6.1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6.038cm">
          <draw:text-box>
            <text:p text:style-name="P2"><text:span text:style-name="T1">8</text:span></text:p>
          </draw:text-box>
        </draw:frame>
        <draw:frame draw:style-name="gr3" draw:text-style-name="P5" draw:layer="layout" svg:width="1.6cm" svg:height="0.569cm" svg:x="5.9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8.3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6.038cm">
          <draw:text-box>
            <text:p text:style-name="P2"><text:span text:style-name="T1">9</text:span></text:p>
          </draw:text-box>
        </draw:frame>
        <draw:frame draw:style-name="gr3" draw:text-style-name="P5" draw:layer="layout" svg:width="1.6cm" svg:height="0.569cm" svg:x="8.1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10.7cm" svg:y="6.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9cm" svg:height="0.806cm" svg:x="10.6cm" svg:y="6.138cm">
          <draw:text-box>
            <text:p text:style-name="P6"><text:span text:style-name="T3">Shft</text:span></text:p>
          </draw:text-box>
        </draw:frame>
        <draw:frame draw:style-name="gr3" draw:text-style-name="P5" draw:layer="layout" svg:width="1.6cm" svg:height="0.569cm" svg:x="10.5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8.2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8.9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8.2cm">
          <draw:text-box>
            <text:p text:style-name="P2"><text:span text:style-name="T1">&lt;</text:span></text:p>
          </draw:text-box>
        </draw:frame>
        <draw:frame draw:style-name="gr3" draw:text-style-name="P5" draw:layer="layout" svg:width="1.6cm" svg:height="0.569cm" svg:x="3.7cm" svg:y="8.9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6.1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8.2cm">
          <draw:text-box>
            <text:p text:style-name="P2"><text:span text:style-name="T1">0</text:span></text:p>
          </draw:text-box>
        </draw:frame>
        <draw:frame draw:style-name="gr3" draw:text-style-name="P5" draw:layer="layout" svg:width="1.6cm" svg:height="0.569cm" svg:x="5.9cm" svg:y="8.993cm">
          <draw:text-box>
            <text:p text:style-name="P4"><text:span text:style-name="T2">‘ ‘ </text:span><text:span text:style-name="T2">. , ) +</text:span></text:p>
          </draw:text-box>
        </draw:frame>
        <draw:custom-shape draw:style-name="gr1" draw:text-style-name="P1" draw:layer="layout" svg:width="1.2cm" svg:height="1.2cm" svg:x="8.3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8.2cm">
          <draw:text-box>
            <text:p text:style-name="P2"><text:span text:style-name="T1">&gt;</text:span></text:p>
          </draw:text-box>
        </draw:frame>
        <draw:frame draw:style-name="gr3" draw:text-style-name="P5" draw:layer="layout" svg:width="1.6cm" svg:height="0.569cm" svg:x="8.1cm" svg:y="8.9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10.7cm" svg:y="8.26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9cm" svg:height="0.806cm" svg:x="10.7cm" svg:y="8.3cm">
          <draw:text-box>
            <text:p text:style-name="P6"><text:span text:style-name="T3">Ent</text:span></text:p>
          </draw:text-box>
        </draw:frame>
        <draw:frame draw:style-name="gr3" draw:text-style-name="P5" draw:layer="layout" svg:width="1.6cm" svg:height="0.569cm" svg:x="10.5cm" svg:y="8.993cm">
          <draw:text-box>
            <text:p text:style-name="P4"><text:span text:style-name="T2">a b c ! ~</text:span></text:p>
          </draw:text-box>
        </draw:frame>
        <draw:frame draw:style-name="gr5" draw:text-style-name="P9" draw:layer="layout" svg:width="0.6cm" svg:height="1.203cm" svg:x="6.8cm" svg:y="8.259cm">
          <draw:text-box>
            <text:p text:style-name="P8"><text:span text:style-name="T4">?</text:span></text:p>
            <text:p text:style-name="P8"><text:span text:style-name="T4">_</text:span></text:p>
            <text:p text:style-name="P8"><text:span text:style-name="T4"><text:s/></text:span><text:span text:style-name="T4">:</text:span></text:p>
          </draw:text-box>
        </draw:frame>
        <draw:custom-shape draw:style-name="gr1" draw:text-style-name="P1" draw:layer="layout" svg:width="1.2cm" svg:height="1.2cm" svg:x="3.9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1.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1.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2.5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6.1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1.8cm">
          <draw:text-box>
            <text:p text:style-name="P2"><text:span text:style-name="T1">2</text:span></text:p>
          </draw:text-box>
        </draw:frame>
        <draw:frame draw:style-name="gr3" draw:text-style-name="P5" draw:layer="layout" svg:width="1.6cm" svg:height="0.569cm" svg:x="5.9cm" svg:y="2.593cm">
          <draw:text-box>
            <text:p text:style-name="P4"><text:span text:style-name="T2">d e f @ {</text:span></text:p>
          </draw:text-box>
        </draw:frame>
        <draw:custom-shape draw:style-name="gr1" draw:text-style-name="P1" draw:layer="layout" svg:width="1.2cm" svg:height="1.2cm" svg:x="8.3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1.8cm">
          <draw:text-box>
            <text:p text:style-name="P2"><text:span text:style-name="T1">3</text:span></text:p>
          </draw:text-box>
        </draw:frame>
        <draw:frame draw:style-name="gr3" draw:text-style-name="P5" draw:layer="layout" svg:width="1.6cm" svg:height="0.569cm" svg:x="8.1cm" svg:y="2.593cm">
          <draw:text-box>
            <text:p text:style-name="P4"><text:span text:style-name="T2">g h i # }</text:span></text:p>
          </draw:text-box>
        </draw:frame>
        <draw:custom-shape draw:style-name="gr1" draw:text-style-name="P1" draw:layer="layout" svg:width="1.2cm" svg:height="1.2cm" svg:x="10.7cm" svg:y="1.86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1cm" svg:height="1.162cm" svg:x="10.7cm" svg:y="1.9cm">
          <draw:text-box>
            <text:p text:style-name="P6"><text:span text:style-name="T3">Alt</text:span></text:p>
          </draw:text-box>
        </draw:frame>
        <draw:custom-shape draw:style-name="gr1" draw:text-style-name="P1" draw:layer="layout" svg:width="1.2cm" svg:height="1.2cm" svg:x="3.9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3.83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4.6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3.838cm">
          <draw:text-box>
            <text:p text:style-name="P2"><text:span text:style-name="T1">4</text:span></text:p>
          </draw:text-box>
        </draw:frame>
        <draw:frame draw:style-name="gr3" draw:text-style-name="P5" draw:layer="layout" svg:width="1.6cm" svg:height="0.569cm" svg:x="3.7cm" svg:y="4.631cm">
          <draw:text-box>
            <text:p text:style-name="P4"><text:span text:style-name="T2">j k l $ [</text:span></text:p>
          </draw:text-box>
        </draw:frame>
        <draw:custom-shape draw:style-name="gr1" draw:text-style-name="P1" draw:layer="layout" svg:width="1.2cm" svg:height="1.2cm" svg:x="6.1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3.838cm">
          <draw:text-box>
            <text:p text:style-name="P2"><text:span text:style-name="T1">5</text:span></text:p>
          </draw:text-box>
        </draw:frame>
        <draw:frame draw:style-name="gr3" draw:text-style-name="P5" draw:layer="layout" svg:width="1.6cm" svg:height="0.569cm" svg:x="5.9cm" svg:y="4.631cm">
          <draw:text-box>
            <text:p text:style-name="P4"><text:span text:style-name="T2">mno% ]</text:span></text:p>
          </draw:text-box>
        </draw:frame>
        <draw:custom-shape draw:style-name="gr1" draw:text-style-name="P1" draw:layer="layout" svg:width="1.2cm" svg:height="1.2cm" svg:x="8.3cm" svg:y="3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3.838cm">
          <draw:text-box>
            <text:p text:style-name="P2"><text:span text:style-name="T1">6</text:span></text:p>
          </draw:text-box>
        </draw:frame>
        <draw:frame draw:style-name="gr3" draw:text-style-name="P5" draw:layer="layout" svg:width="1.6cm" svg:height="0.569cm" svg:x="8.1cm" svg:y="4.631cm">
          <draw:text-box>
            <text:p text:style-name="P4"><text:span text:style-name="T2">p q r ^ |</text:span></text:p>
          </draw:text-box>
        </draw:frame>
        <draw:custom-shape draw:style-name="gr1" draw:text-style-name="P1" draw:layer="layout" svg:width="1.2cm" svg:height="1.2cm" svg:x="10.7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7cm" svg:height="0.806cm" svg:x="10.6cm" svg:y="3.938cm">
          <draw:text-box>
            <text:p text:style-name="P6"><text:span text:style-name="T3">Win</text:span></text:p>
          </draw:text-box>
        </draw:frame>
        <draw:custom-shape draw:style-name="gr1" draw:text-style-name="P1" draw:layer="layout" svg:width="1.2cm" svg:height="1.2cm" svg:x="3.9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6.038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6.831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6.038cm">
          <draw:text-box>
            <text:p text:style-name="P2"><text:span text:style-name="T1">7</text:span></text:p>
          </draw:text-box>
        </draw:frame>
        <draw:frame draw:style-name="gr3" draw:text-style-name="P5" draw:layer="layout" svg:width="1.6cm" svg:height="0.569cm" svg:x="3.7cm" svg:y="6.831cm">
          <draw:text-box>
            <text:p text:style-name="P4"><text:span text:style-name="T2">s t u &amp; /</text:span></text:p>
          </draw:text-box>
        </draw:frame>
        <draw:custom-shape draw:style-name="gr1" draw:text-style-name="P1" draw:layer="layout" svg:width="1.2cm" svg:height="1.2cm" svg:x="6.1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6.038cm">
          <draw:text-box>
            <text:p text:style-name="P2"><text:span text:style-name="T1">8</text:span></text:p>
          </draw:text-box>
        </draw:frame>
        <draw:frame draw:style-name="gr3" draw:text-style-name="P5" draw:layer="layout" svg:width="1.6cm" svg:height="0.569cm" svg:x="5.9cm" svg:y="6.831cm">
          <draw:text-box>
            <text:p text:style-name="P4"><text:span text:style-name="T2">v w x * &lt;</text:span></text:p>
          </draw:text-box>
        </draw:frame>
        <draw:custom-shape draw:style-name="gr1" draw:text-style-name="P1" draw:layer="layout" svg:width="1.2cm" svg:height="1.2cm" svg:x="8.3cm" svg:y="6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6.038cm">
          <draw:text-box>
            <text:p text:style-name="P2"><text:span text:style-name="T1">9</text:span></text:p>
          </draw:text-box>
        </draw:frame>
        <draw:frame draw:style-name="gr3" draw:text-style-name="P5" draw:layer="layout" svg:width="1.6cm" svg:height="0.569cm" svg:x="8.1cm" svg:y="6.831cm">
          <draw:text-box>
            <text:p text:style-name="P4"><text:span text:style-name="T2">y z (-=&gt;</text:span></text:p>
          </draw:text-box>
        </draw:frame>
        <draw:custom-shape draw:style-name="gr1" draw:text-style-name="P1" draw:layer="layout" svg:width="1.2cm" svg:height="1.2cm" svg:x="10.7cm" svg:y="6.1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9cm" svg:height="0.806cm" svg:x="10.6cm" svg:y="6.138cm">
          <draw:text-box>
            <text:p text:style-name="P6"><text:span text:style-name="T3">Shft</text:span></text:p>
          </draw:text-box>
        </draw:frame>
        <draw:custom-shape draw:style-name="gr1" draw:text-style-name="P1" draw:layer="layout" svg:width="1.2cm" svg:height="1.2cm" svg:x="3.9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8.2cm">
          <draw:text-box>
            <text:p text:style-name="P2"><text:span text:style-name="T1">1</text:span></text:p>
          </draw:text-box>
        </draw:frame>
        <draw:frame draw:style-name="gr3" draw:text-style-name="P5" draw:layer="layout" svg:width="1.6cm" svg:height="0.569cm" svg:x="3.7cm" svg:y="8.993cm">
          <draw:text-box>
            <text:p text:style-name="P4"><text:span text:style-name="T2">a b c ! ~</text:span></text:p>
          </draw:text-box>
        </draw:frame>
        <draw:custom-shape draw:style-name="gr1" draw:text-style-name="P1" draw:layer="layout" svg:width="1.2cm" svg:height="1.2cm" svg:x="3.9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4cm" svg:y="8.2cm">
          <draw:text-box>
            <text:p text:style-name="P2"><text:span text:style-name="T1">&lt;</text:span></text:p>
          </draw:text-box>
        </draw:frame>
        <draw:custom-shape draw:style-name="gr1" draw:text-style-name="P1" draw:layer="layout" svg:width="1.2cm" svg:height="1.2cm" svg:x="6.1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6.2cm" svg:y="8.2cm">
          <draw:text-box>
            <text:p text:style-name="P2"><text:span text:style-name="T1">0</text:span></text:p>
          </draw:text-box>
        </draw:frame>
        <draw:frame draw:style-name="gr3" draw:text-style-name="P5" draw:layer="layout" svg:width="1.6cm" svg:height="0.569cm" svg:x="5.9cm" svg:y="8.993cm">
          <draw:text-box>
            <text:p text:style-name="P4"><text:span text:style-name="T2"><text:s/></text:span><text:span text:style-name="T2">.,)+?_:</text:span></text:p>
          </draw:text-box>
        </draw:frame>
        <draw:custom-shape draw:style-name="gr1" draw:text-style-name="P1" draw:layer="layout" svg:width="1.2cm" svg:height="1.2cm" svg:x="8.3cm" svg:y="8.26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1cm" svg:height="1.162cm" svg:x="8.4cm" svg:y="8.2cm">
          <draw:text-box>
            <text:p text:style-name="P2"><text:span text:style-name="T1">&gt;</text:span></text:p>
          </draw:text-box>
        </draw:frame>
        <draw:custom-shape draw:style-name="gr1" draw:text-style-name="P1" draw:layer="layout" svg:width="1.2cm" svg:height="1.2cm" svg:x="10.7cm" svg:y="8.26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9cm" svg:height="0.806cm" svg:x="10.7cm" svg:y="8.3cm">
          <draw:text-box>
            <text:p text:style-name="P6"><text:span text:style-name="T3">Ent</text:span></text:p>
          </draw:text-box>
        </draw:frame>
        <draw:custom-shape draw:style-name="gr6" draw:text-style-name="P10" draw:layer="layout" svg:width="1.2cm" svg:height="1.2cm" svg:x="15.5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1.838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2.6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1.838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2.6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7.7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7.8cm" svg:y="1.838cm">
          <draw:text-box>
            <text:p text:style-name="P2"><text:span text:style-name="T1">2</text:span></text:p>
          </draw:text-box>
        </draw:frame>
        <draw:frame draw:style-name="gr8" draw:text-style-name="P12" draw:layer="layout" svg:width="1.6cm" svg:height="0.569cm" svg:x="17.5cm" svg:y="2.6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9.9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20cm" svg:y="1.838cm">
          <draw:text-box>
            <text:p text:style-name="P2"><text:span text:style-name="T1">3</text:span></text:p>
          </draw:text-box>
        </draw:frame>
        <draw:frame draw:style-name="gr8" draw:text-style-name="P12" draw:layer="layout" svg:width="1.6cm" svg:height="0.569cm" svg:x="19.7cm" svg:y="2.6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22.3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1cm" svg:height="1.162cm" svg:x="22.3cm" svg:y="1.938cm">
          <draw:text-box>
            <text:p text:style-name="P6"><text:span text:style-name="T3">Alt</text:span></text:p>
          </draw:text-box>
        </draw:frame>
        <draw:frame draw:style-name="gr8" draw:text-style-name="P12" draw:layer="layout" svg:width="1.6cm" svg:height="0.569cm" svg:x="22.1cm" svg:y="2.6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3.9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3.876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4.6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3.9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3.876cm">
          <draw:text-box>
            <text:p text:style-name="P2"><text:span text:style-name="T1">4</text:span></text:p>
          </draw:text-box>
        </draw:frame>
        <draw:frame draw:style-name="gr8" draw:text-style-name="P12" draw:layer="layout" svg:width="1.6cm" svg:height="0.569cm" svg:x="15.3cm" svg:y="4.6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7.7cm" svg:y="3.9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7.8cm" svg:y="3.876cm">
          <draw:text-box>
            <text:p text:style-name="P2"><text:span text:style-name="T1">5</text:span></text:p>
          </draw:text-box>
        </draw:frame>
        <draw:frame draw:style-name="gr8" draw:text-style-name="P12" draw:layer="layout" svg:width="1.6cm" svg:height="0.569cm" svg:x="17.5cm" svg:y="4.6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9.9cm" svg:y="3.9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20cm" svg:y="3.876cm">
          <draw:text-box>
            <text:p text:style-name="P2"><text:span text:style-name="T1">6</text:span></text:p>
          </draw:text-box>
        </draw:frame>
        <draw:frame draw:style-name="gr8" draw:text-style-name="P12" draw:layer="layout" svg:width="1.6cm" svg:height="0.569cm" svg:x="19.7cm" svg:y="4.6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22.3cm" svg:y="3.93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7cm" svg:height="0.806cm" svg:x="22.2cm" svg:y="3.976cm">
          <draw:text-box>
            <text:p text:style-name="P6"><text:span text:style-name="T3">Win</text:span></text:p>
          </draw:text-box>
        </draw:frame>
        <draw:frame draw:style-name="gr8" draw:text-style-name="P12" draw:layer="layout" svg:width="1.6cm" svg:height="0.569cm" svg:x="22.1cm" svg:y="4.6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6.1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6.076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6.8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6.1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6.076cm">
          <draw:text-box>
            <text:p text:style-name="P2"><text:span text:style-name="T1">7</text:span></text:p>
          </draw:text-box>
        </draw:frame>
        <draw:frame draw:style-name="gr8" draw:text-style-name="P12" draw:layer="layout" svg:width="1.6cm" svg:height="0.569cm" svg:x="15.3cm" svg:y="6.8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7.7cm" svg:y="6.1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7.8cm" svg:y="6.076cm">
          <draw:text-box>
            <text:p text:style-name="P2"><text:span text:style-name="T1">8</text:span></text:p>
          </draw:text-box>
        </draw:frame>
        <draw:frame draw:style-name="gr8" draw:text-style-name="P12" draw:layer="layout" svg:width="1.6cm" svg:height="0.569cm" svg:x="17.5cm" svg:y="6.8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9.9cm" svg:y="6.1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20cm" svg:y="6.076cm">
          <draw:text-box>
            <text:p text:style-name="P2"><text:span text:style-name="T1">9</text:span></text:p>
          </draw:text-box>
        </draw:frame>
        <draw:frame draw:style-name="gr8" draw:text-style-name="P12" draw:layer="layout" svg:width="1.6cm" svg:height="0.569cm" svg:x="19.7cm" svg:y="6.8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22.3cm" svg:y="6.13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9cm" svg:height="0.806cm" svg:x="22.2cm" svg:y="6.176cm">
          <draw:text-box>
            <text:p text:style-name="P6"><text:span text:style-name="T3">Shft</text:span></text:p>
          </draw:text-box>
        </draw:frame>
        <draw:frame draw:style-name="gr8" draw:text-style-name="P12" draw:layer="layout" svg:width="1.6cm" svg:height="0.569cm" svg:x="22.1cm" svg:y="6.8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8.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8.238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9.0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8.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8.238cm">
          <draw:text-box>
            <text:p text:style-name="P2"><text:span text:style-name="T1">&lt;</text:span></text:p>
          </draw:text-box>
        </draw:frame>
        <draw:frame draw:style-name="gr8" draw:text-style-name="P12" draw:layer="layout" svg:width="1.6cm" svg:height="0.569cm" svg:x="15.3cm" svg:y="9.0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7.7cm" svg:y="8.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7.8cm" svg:y="8.238cm">
          <draw:text-box>
            <text:p text:style-name="P2"><text:span text:style-name="T1">0</text:span></text:p>
          </draw:text-box>
        </draw:frame>
        <draw:frame draw:style-name="gr8" draw:text-style-name="P12" draw:layer="layout" svg:width="1.6cm" svg:height="0.569cm" svg:x="17.5cm" svg:y="9.031cm">
          <draw:text-box>
            <text:p text:style-name="P4"><text:span text:style-name="T2">‘ ‘ </text:span><text:span text:style-name="T2">. , ) +</text:span></text:p>
          </draw:text-box>
        </draw:frame>
        <draw:custom-shape draw:style-name="gr6" draw:text-style-name="P10" draw:layer="layout" svg:width="1.2cm" svg:height="1.2cm" svg:x="19.9cm" svg:y="8.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20cm" svg:y="8.238cm">
          <draw:text-box>
            <text:p text:style-name="P2"><text:span text:style-name="T1">&gt;</text:span></text:p>
          </draw:text-box>
        </draw:frame>
        <draw:frame draw:style-name="gr8" draw:text-style-name="P12" draw:layer="layout" svg:width="1.6cm" svg:height="0.569cm" svg:x="19.7cm" svg:y="9.0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22.3cm" svg:y="8.3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9cm" svg:height="0.806cm" svg:x="22.3cm" svg:y="8.338cm">
          <draw:text-box>
            <text:p text:style-name="P6"><text:span text:style-name="T3">Ent</text:span></text:p>
          </draw:text-box>
        </draw:frame>
        <draw:frame draw:style-name="gr8" draw:text-style-name="P12" draw:layer="layout" svg:width="1.6cm" svg:height="0.569cm" svg:x="22.1cm" svg:y="9.031cm">
          <draw:text-box>
            <text:p text:style-name="P4"><text:span text:style-name="T2">a b c ! ~</text:span></text:p>
          </draw:text-box>
        </draw:frame>
        <draw:frame draw:style-name="gr10" draw:text-style-name="P14" draw:layer="layout" svg:width="0.6cm" svg:height="1.203cm" svg:x="18.4cm" svg:y="8.297cm">
          <draw:text-box>
            <text:p text:style-name="P8"><text:span text:style-name="T4">?</text:span></text:p>
            <text:p text:style-name="P8"><text:span text:style-name="T4">_</text:span></text:p>
            <text:p text:style-name="P8"><text:span text:style-name="T4"><text:s/></text:span><text:span text:style-name="T4">:</text:span></text:p>
          </draw:text-box>
        </draw:frame>
        <draw:custom-shape draw:style-name="gr6" draw:text-style-name="P10" draw:layer="layout" svg:width="1.2cm" svg:height="1.2cm" svg:x="15.5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1.838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2.6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1.838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2.6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7.7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7.8cm" svg:y="1.838cm">
          <draw:text-box>
            <text:p text:style-name="P2"><text:span text:style-name="T1">2</text:span></text:p>
          </draw:text-box>
        </draw:frame>
        <draw:frame draw:style-name="gr8" draw:text-style-name="P12" draw:layer="layout" svg:width="1.6cm" svg:height="0.569cm" svg:x="17.5cm" svg:y="2.631cm">
          <draw:text-box>
            <text:p text:style-name="P4"><text:span text:style-name="T2">d e f @ {</text:span></text:p>
          </draw:text-box>
        </draw:frame>
        <draw:custom-shape draw:style-name="gr6" draw:text-style-name="P10" draw:layer="layout" svg:width="1.2cm" svg:height="1.2cm" svg:x="19.9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20cm" svg:y="1.838cm">
          <draw:text-box>
            <text:p text:style-name="P2"><text:span text:style-name="T1">3</text:span></text:p>
          </draw:text-box>
        </draw:frame>
        <draw:frame draw:style-name="gr8" draw:text-style-name="P12" draw:layer="layout" svg:width="1.6cm" svg:height="0.569cm" svg:x="19.7cm" svg:y="2.631cm">
          <draw:text-box>
            <text:p text:style-name="P4"><text:span text:style-name="T2">g h i # }</text:span></text:p>
          </draw:text-box>
        </draw:frame>
        <draw:custom-shape draw:style-name="gr6" draw:text-style-name="P10" draw:layer="layout" svg:width="1.2cm" svg:height="1.2cm" svg:x="22.3cm" svg:y="1.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.1cm" svg:height="1.162cm" svg:x="22.3cm" svg:y="1.938cm">
          <draw:text-box>
            <text:p text:style-name="P6"><text:span text:style-name="T3">Alt</text:span></text:p>
          </draw:text-box>
        </draw:frame>
        <draw:custom-shape draw:style-name="gr6" draw:text-style-name="P10" draw:layer="layout" svg:width="1.2cm" svg:height="1.2cm" svg:x="15.5cm" svg:y="3.9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3.876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4.6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3.9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3.876cm">
          <draw:text-box>
            <text:p text:style-name="P2"><text:span text:style-name="T1">4</text:span></text:p>
          </draw:text-box>
        </draw:frame>
        <draw:frame draw:style-name="gr8" draw:text-style-name="P12" draw:layer="layout" svg:width="1.6cm" svg:height="0.569cm" svg:x="15.3cm" svg:y="4.669cm">
          <draw:text-box>
            <text:p text:style-name="P4"><text:span text:style-name="T2">j k l $ [</text:span></text:p>
          </draw:text-box>
        </draw:frame>
        <draw:custom-shape draw:style-name="gr6" draw:text-style-name="P10" draw:layer="layout" svg:width="1.2cm" svg:height="1.2cm" svg:x="17.7cm" svg:y="3.9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7.8cm" svg:y="3.876cm">
          <draw:text-box>
            <text:p text:style-name="P2"><text:span text:style-name="T1">5</text:span></text:p>
          </draw:text-box>
        </draw:frame>
        <draw:frame draw:style-name="gr8" draw:text-style-name="P12" draw:layer="layout" svg:width="1.6cm" svg:height="0.569cm" svg:x="17.5cm" svg:y="4.669cm">
          <draw:text-box>
            <text:p text:style-name="P4"><text:span text:style-name="T2">mno% ]</text:span></text:p>
          </draw:text-box>
        </draw:frame>
        <draw:custom-shape draw:style-name="gr6" draw:text-style-name="P10" draw:layer="layout" svg:width="1.2cm" svg:height="1.2cm" svg:x="19.9cm" svg:y="3.9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20cm" svg:y="3.876cm">
          <draw:text-box>
            <text:p text:style-name="P2"><text:span text:style-name="T1">6</text:span></text:p>
          </draw:text-box>
        </draw:frame>
        <draw:frame draw:style-name="gr8" draw:text-style-name="P12" draw:layer="layout" svg:width="1.6cm" svg:height="0.569cm" svg:x="19.7cm" svg:y="4.669cm">
          <draw:text-box>
            <text:p text:style-name="P4"><text:span text:style-name="T2">p q r ^ |</text:span></text:p>
          </draw:text-box>
        </draw:frame>
        <draw:custom-shape draw:style-name="gr6" draw:text-style-name="P10" draw:layer="layout" svg:width="1.2cm" svg:height="1.2cm" svg:x="22.3cm" svg:y="3.93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7cm" svg:height="0.806cm" svg:x="22.2cm" svg:y="3.976cm">
          <draw:text-box>
            <text:p text:style-name="P6"><text:span text:style-name="T3">Win</text:span></text:p>
          </draw:text-box>
        </draw:frame>
        <draw:custom-shape draw:style-name="gr6" draw:text-style-name="P10" draw:layer="layout" svg:width="1.2cm" svg:height="1.2cm" svg:x="15.5cm" svg:y="6.1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6.076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6.869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6.1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6.076cm">
          <draw:text-box>
            <text:p text:style-name="P2"><text:span text:style-name="T1">7</text:span></text:p>
          </draw:text-box>
        </draw:frame>
        <draw:frame draw:style-name="gr8" draw:text-style-name="P12" draw:layer="layout" svg:width="1.6cm" svg:height="0.569cm" svg:x="15.3cm" svg:y="6.869cm">
          <draw:text-box>
            <text:p text:style-name="P4"><text:span text:style-name="T2">s t u &amp; /</text:span></text:p>
          </draw:text-box>
        </draw:frame>
        <draw:custom-shape draw:style-name="gr6" draw:text-style-name="P10" draw:layer="layout" svg:width="1.2cm" svg:height="1.2cm" svg:x="17.7cm" svg:y="6.1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7.8cm" svg:y="6.076cm">
          <draw:text-box>
            <text:p text:style-name="P2"><text:span text:style-name="T1">8</text:span></text:p>
          </draw:text-box>
        </draw:frame>
        <draw:frame draw:style-name="gr8" draw:text-style-name="P12" draw:layer="layout" svg:width="1.6cm" svg:height="0.569cm" svg:x="17.5cm" svg:y="6.869cm">
          <draw:text-box>
            <text:p text:style-name="P4"><text:span text:style-name="T2">v w x * &lt;</text:span></text:p>
          </draw:text-box>
        </draw:frame>
        <draw:custom-shape draw:style-name="gr6" draw:text-style-name="P10" draw:layer="layout" svg:width="1.2cm" svg:height="1.2cm" svg:x="19.9cm" svg:y="6.13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20cm" svg:y="6.076cm">
          <draw:text-box>
            <text:p text:style-name="P2"><text:span text:style-name="T1">9</text:span></text:p>
          </draw:text-box>
        </draw:frame>
        <draw:frame draw:style-name="gr8" draw:text-style-name="P12" draw:layer="layout" svg:width="1.6cm" svg:height="0.569cm" svg:x="19.7cm" svg:y="6.869cm">
          <draw:text-box>
            <text:p text:style-name="P4"><text:span text:style-name="T2">y z (-=&gt;</text:span></text:p>
          </draw:text-box>
        </draw:frame>
        <draw:custom-shape draw:style-name="gr6" draw:text-style-name="P10" draw:layer="layout" svg:width="1.2cm" svg:height="1.2cm" svg:x="22.3cm" svg:y="6.138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9cm" svg:height="0.806cm" svg:x="22.2cm" svg:y="6.176cm">
          <draw:text-box>
            <text:p text:style-name="P6"><text:span text:style-name="T3">Shft</text:span></text:p>
          </draw:text-box>
        </draw:frame>
        <draw:custom-shape draw:style-name="gr6" draw:text-style-name="P10" draw:layer="layout" svg:width="1.2cm" svg:height="1.2cm" svg:x="15.5cm" svg:y="8.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8.238cm">
          <draw:text-box>
            <text:p text:style-name="P2"><text:span text:style-name="T1">1</text:span></text:p>
          </draw:text-box>
        </draw:frame>
        <draw:frame draw:style-name="gr8" draw:text-style-name="P12" draw:layer="layout" svg:width="1.6cm" svg:height="0.569cm" svg:x="15.3cm" svg:y="9.031cm">
          <draw:text-box>
            <text:p text:style-name="P4"><text:span text:style-name="T2">a b c ! ~</text:span></text:p>
          </draw:text-box>
        </draw:frame>
        <draw:custom-shape draw:style-name="gr6" draw:text-style-name="P10" draw:layer="layout" svg:width="1.2cm" svg:height="1.2cm" svg:x="15.5cm" svg:y="8.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5.6cm" svg:y="8.238cm">
          <draw:text-box>
            <text:p text:style-name="P2"><text:span text:style-name="T1">&lt;</text:span></text:p>
          </draw:text-box>
        </draw:frame>
        <draw:custom-shape draw:style-name="gr6" draw:text-style-name="P10" draw:layer="layout" svg:width="1.2cm" svg:height="1.2cm" svg:x="17.7cm" svg:y="8.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17.8cm" svg:y="8.238cm">
          <draw:text-box>
            <text:p text:style-name="P2"><text:span text:style-name="T1">0</text:span></text:p>
          </draw:text-box>
        </draw:frame>
        <draw:frame draw:style-name="gr8" draw:text-style-name="P12" draw:layer="layout" svg:width="1.6cm" svg:height="0.569cm" svg:x="17.5cm" svg:y="9.031cm">
          <draw:text-box>
            <text:p text:style-name="P4"><text:span text:style-name="T2"><text:s/></text:span><text:span text:style-name="T2">.,)+?_:</text:span></text:p>
          </draw:text-box>
        </draw:frame>
        <draw:custom-shape draw:style-name="gr6" draw:text-style-name="P10" draw:layer="layout" svg:width="1.2cm" svg:height="1.2cm" svg:x="19.9cm" svg:y="8.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1cm" svg:height="1.162cm" svg:x="20cm" svg:y="8.238cm">
          <draw:text-box>
            <text:p text:style-name="P2"><text:span text:style-name="T1">&gt;</text:span></text:p>
          </draw:text-box>
        </draw:frame>
        <draw:custom-shape draw:style-name="gr6" draw:text-style-name="P10" draw:layer="layout" svg:width="1.2cm" svg:height="1.2cm" svg:x="22.3cm" svg:y="8.3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.9cm" svg:height="0.806cm" svg:x="22.3cm" svg:y="8.338cm">
          <draw:text-box>
            <text:p text:style-name="P6"><text:span text:style-name="T3">Ent</text:span></text:p>
          </draw:text-box>
        </draw:frame>
        <draw:custom-shape draw:style-name="gr11" draw:text-style-name="P15" draw:layer="layout" svg:width="1.2cm" svg:height="1.2cm" svg:x="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1.1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1.1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1.162cm">
          <draw:text-box>
            <text:p text:style-name="P16"><text:span text:style-name="T1">2</text:span></text:p>
          </draw:text-box>
        </draw:frame>
        <draw:frame draw:style-name="gr13" draw:text-style-name="P19" draw:layer="layout" svg:width="1.6cm" svg:height="0.569cm" svg:x="6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8.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1.162cm">
          <draw:text-box>
            <text:p text:style-name="P16"><text:span text:style-name="T1">3</text:span></text:p>
          </draw:text-box>
        </draw:frame>
        <draw:frame draw:style-name="gr13" draw:text-style-name="P19" draw:layer="layout" svg:width="1.6cm" svg:height="0.569cm" svg:x="8.2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10.8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.1cm" svg:height="1.162cm" svg:x="10.8cm" svg:y="11.262cm">
          <draw:text-box>
            <text:p text:style-name="P20"><text:span text:style-name="T3">Alt</text:span></text:p>
          </draw:text-box>
        </draw:frame>
        <draw:frame draw:style-name="gr13" draw:text-style-name="P19" draw:layer="layout" svg:width="1.6cm" svg:height="0.569cm" svg:x="10.6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3.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3.2cm">
          <draw:text-box>
            <text:p text:style-name="P16"><text:span text:style-name="T1">4</text:span></text:p>
          </draw:text-box>
        </draw:frame>
        <draw:frame draw:style-name="gr13" draw:text-style-name="P19" draw:layer="layout" svg:width="1.6cm" svg:height="0.569cm" svg:x="3.8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3.2cm">
          <draw:text-box>
            <text:p text:style-name="P16"><text:span text:style-name="T1">5</text:span></text:p>
          </draw:text-box>
        </draw:frame>
        <draw:frame draw:style-name="gr13" draw:text-style-name="P19" draw:layer="layout" svg:width="1.6cm" svg:height="0.569cm" svg:x="6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8.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3.2cm">
          <draw:text-box>
            <text:p text:style-name="P16"><text:span text:style-name="T1">6</text:span></text:p>
          </draw:text-box>
        </draw:frame>
        <draw:frame draw:style-name="gr13" draw:text-style-name="P19" draw:layer="layout" svg:width="1.6cm" svg:height="0.569cm" svg:x="8.2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10.8cm" svg:y="13.26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7cm" svg:height="0.806cm" svg:x="10.7cm" svg:y="13.3cm">
          <draw:text-box>
            <text:p text:style-name="P20"><text:span text:style-name="T3">Win</text:span></text:p>
          </draw:text-box>
        </draw:frame>
        <draw:frame draw:style-name="gr13" draw:text-style-name="P19" draw:layer="layout" svg:width="1.6cm" svg:height="0.569cm" svg:x="10.6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5.4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5.4cm">
          <draw:text-box>
            <text:p text:style-name="P16"><text:span text:style-name="T1">7</text:span></text:p>
          </draw:text-box>
        </draw:frame>
        <draw:frame draw:style-name="gr13" draw:text-style-name="P19" draw:layer="layout" svg:width="1.6cm" svg:height="0.569cm" svg:x="3.8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5.4cm">
          <draw:text-box>
            <text:p text:style-name="P16"><text:span text:style-name="T1">8</text:span></text:p>
          </draw:text-box>
        </draw:frame>
        <draw:frame draw:style-name="gr13" draw:text-style-name="P19" draw:layer="layout" svg:width="1.6cm" svg:height="0.569cm" svg:x="6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8.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5.4cm">
          <draw:text-box>
            <text:p text:style-name="P16"><text:span text:style-name="T1">9</text:span></text:p>
          </draw:text-box>
        </draw:frame>
        <draw:frame draw:style-name="gr13" draw:text-style-name="P19" draw:layer="layout" svg:width="1.6cm" svg:height="0.569cm" svg:x="8.2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10.8cm" svg:y="15.46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9cm" svg:height="0.806cm" svg:x="10.7cm" svg:y="15.5cm">
          <draw:text-box>
            <text:p text:style-name="P20"><text:span text:style-name="T3">Shft</text:span></text:p>
          </draw:text-box>
        </draw:frame>
        <draw:frame draw:style-name="gr13" draw:text-style-name="P19" draw:layer="layout" svg:width="1.6cm" svg:height="0.569cm" svg:x="10.6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7.5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8.3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7.562cm">
          <draw:text-box>
            <text:p text:style-name="P16"><text:span text:style-name="T1">&lt;</text:span></text:p>
          </draw:text-box>
        </draw:frame>
        <draw:frame draw:style-name="gr13" draw:text-style-name="P19" draw:layer="layout" svg:width="1.6cm" svg:height="0.569cm" svg:x="3.8cm" svg:y="18.3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7.562cm">
          <draw:text-box>
            <text:p text:style-name="P16"><text:span text:style-name="T1">0</text:span></text:p>
          </draw:text-box>
        </draw:frame>
        <draw:frame draw:style-name="gr13" draw:text-style-name="P19" draw:layer="layout" svg:width="1.6cm" svg:height="0.569cm" svg:x="6cm" svg:y="18.355cm">
          <draw:text-box>
            <text:p text:style-name="P18"><text:span text:style-name="T2">‘ ‘ </text:span><text:span text:style-name="T2">. , ) +</text:span></text:p>
          </draw:text-box>
        </draw:frame>
        <draw:custom-shape draw:style-name="gr11" draw:text-style-name="P15" draw:layer="layout" svg:width="1.2cm" svg:height="1.2cm" svg:x="8.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7.562cm">
          <draw:text-box>
            <text:p text:style-name="P16"><text:span text:style-name="T1">&gt;</text:span></text:p>
          </draw:text-box>
        </draw:frame>
        <draw:frame draw:style-name="gr13" draw:text-style-name="P19" draw:layer="layout" svg:width="1.6cm" svg:height="0.569cm" svg:x="8.2cm" svg:y="18.3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10.8cm" svg:y="17.624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9cm" svg:height="0.806cm" svg:x="10.8cm" svg:y="17.662cm">
          <draw:text-box>
            <text:p text:style-name="P20"><text:span text:style-name="T3">Ent</text:span></text:p>
          </draw:text-box>
        </draw:frame>
        <draw:frame draw:style-name="gr13" draw:text-style-name="P19" draw:layer="layout" svg:width="1.6cm" svg:height="0.569cm" svg:x="10.6cm" svg:y="18.355cm">
          <draw:text-box>
            <text:p text:style-name="P18"><text:span text:style-name="T2">a b c ! ~</text:span></text:p>
          </draw:text-box>
        </draw:frame>
        <draw:frame draw:style-name="gr15" draw:text-style-name="P23" draw:layer="layout" svg:width="0.6cm" svg:height="1.203cm" svg:x="6.9cm" svg:y="17.621cm">
          <draw:text-box>
            <text:p text:style-name="P22"><text:span text:style-name="T4">?</text:span></text:p>
            <text:p text:style-name="P22"><text:span text:style-name="T4">_</text:span></text:p>
            <text:p text:style-name="P22"><text:span text:style-name="T4"><text:s/></text:span><text:span text:style-name="T4">:</text:span></text:p>
          </draw:text-box>
        </draw:frame>
        <draw:custom-shape draw:style-name="gr11" draw:text-style-name="P15" draw:layer="layout" svg:width="1.2cm" svg:height="1.2cm" svg:x="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1.1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1.1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1.162cm">
          <draw:text-box>
            <text:p text:style-name="P16"><text:span text:style-name="T1">2</text:span></text:p>
          </draw:text-box>
        </draw:frame>
        <draw:frame draw:style-name="gr13" draw:text-style-name="P19" draw:layer="layout" svg:width="1.6cm" svg:height="0.569cm" svg:x="6cm" svg:y="11.955cm">
          <draw:text-box>
            <text:p text:style-name="P18"><text:span text:style-name="T2">d e f @ {</text:span></text:p>
          </draw:text-box>
        </draw:frame>
        <draw:custom-shape draw:style-name="gr11" draw:text-style-name="P15" draw:layer="layout" svg:width="1.2cm" svg:height="1.2cm" svg:x="8.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1.162cm">
          <draw:text-box>
            <text:p text:style-name="P16"><text:span text:style-name="T1">3</text:span></text:p>
          </draw:text-box>
        </draw:frame>
        <draw:frame draw:style-name="gr13" draw:text-style-name="P19" draw:layer="layout" svg:width="1.6cm" svg:height="0.569cm" svg:x="8.2cm" svg:y="11.955cm">
          <draw:text-box>
            <text:p text:style-name="P18"><text:span text:style-name="T2">g h i # }</text:span></text:p>
          </draw:text-box>
        </draw:frame>
        <draw:custom-shape draw:style-name="gr11" draw:text-style-name="P15" draw:layer="layout" svg:width="1.2cm" svg:height="1.2cm" svg:x="10.8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.1cm" svg:height="1.162cm" svg:x="10.8cm" svg:y="11.262cm">
          <draw:text-box>
            <text:p text:style-name="P20"><text:span text:style-name="T3">Alt</text:span></text:p>
          </draw:text-box>
        </draw:frame>
        <draw:custom-shape draw:style-name="gr11" draw:text-style-name="P15" draw:layer="layout" svg:width="1.2cm" svg:height="1.2cm" svg:x="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3.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3.2cm">
          <draw:text-box>
            <text:p text:style-name="P16"><text:span text:style-name="T1">4</text:span></text:p>
          </draw:text-box>
        </draw:frame>
        <draw:frame draw:style-name="gr13" draw:text-style-name="P19" draw:layer="layout" svg:width="1.6cm" svg:height="0.569cm" svg:x="3.8cm" svg:y="13.993cm">
          <draw:text-box>
            <text:p text:style-name="P18"><text:span text:style-name="T2">j k l $ [</text:span></text:p>
          </draw:text-box>
        </draw:frame>
        <draw:custom-shape draw:style-name="gr11" draw:text-style-name="P15" draw:layer="layout" svg:width="1.2cm" svg:height="1.2cm" svg:x="6.2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3.2cm">
          <draw:text-box>
            <text:p text:style-name="P16"><text:span text:style-name="T1">5</text:span></text:p>
          </draw:text-box>
        </draw:frame>
        <draw:frame draw:style-name="gr13" draw:text-style-name="P19" draw:layer="layout" svg:width="1.6cm" svg:height="0.569cm" svg:x="6cm" svg:y="13.993cm">
          <draw:text-box>
            <text:p text:style-name="P18"><text:span text:style-name="T2">mno% ]</text:span></text:p>
          </draw:text-box>
        </draw:frame>
        <draw:custom-shape draw:style-name="gr11" draw:text-style-name="P15" draw:layer="layout" svg:width="1.2cm" svg:height="1.2cm" svg:x="8.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3.2cm">
          <draw:text-box>
            <text:p text:style-name="P16"><text:span text:style-name="T1">6</text:span></text:p>
          </draw:text-box>
        </draw:frame>
        <draw:frame draw:style-name="gr13" draw:text-style-name="P19" draw:layer="layout" svg:width="1.6cm" svg:height="0.569cm" svg:x="8.2cm" svg:y="13.993cm">
          <draw:text-box>
            <text:p text:style-name="P18"><text:span text:style-name="T2">p q r ^ |</text:span></text:p>
          </draw:text-box>
        </draw:frame>
        <draw:custom-shape draw:style-name="gr11" draw:text-style-name="P15" draw:layer="layout" svg:width="1.2cm" svg:height="1.2cm" svg:x="10.8cm" svg:y="13.26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7cm" svg:height="0.806cm" svg:x="10.7cm" svg:y="13.3cm">
          <draw:text-box>
            <text:p text:style-name="P20"><text:span text:style-name="T3">Win</text:span></text:p>
          </draw:text-box>
        </draw:frame>
        <draw:custom-shape draw:style-name="gr11" draw:text-style-name="P15" draw:layer="layout" svg:width="1.2cm" svg:height="1.2cm" svg:x="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5.4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5.4cm">
          <draw:text-box>
            <text:p text:style-name="P16"><text:span text:style-name="T1">7</text:span></text:p>
          </draw:text-box>
        </draw:frame>
        <draw:frame draw:style-name="gr13" draw:text-style-name="P19" draw:layer="layout" svg:width="1.6cm" svg:height="0.569cm" svg:x="3.8cm" svg:y="16.193cm">
          <draw:text-box>
            <text:p text:style-name="P18"><text:span text:style-name="T2">s t u &amp; /</text:span></text:p>
          </draw:text-box>
        </draw:frame>
        <draw:custom-shape draw:style-name="gr11" draw:text-style-name="P15" draw:layer="layout" svg:width="1.2cm" svg:height="1.2cm" svg:x="6.2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5.4cm">
          <draw:text-box>
            <text:p text:style-name="P16"><text:span text:style-name="T1">8</text:span></text:p>
          </draw:text-box>
        </draw:frame>
        <draw:frame draw:style-name="gr13" draw:text-style-name="P19" draw:layer="layout" svg:width="1.6cm" svg:height="0.569cm" svg:x="6cm" svg:y="16.193cm">
          <draw:text-box>
            <text:p text:style-name="P18"><text:span text:style-name="T2">v w x * &lt;</text:span></text:p>
          </draw:text-box>
        </draw:frame>
        <draw:custom-shape draw:style-name="gr11" draw:text-style-name="P15" draw:layer="layout" svg:width="1.2cm" svg:height="1.2cm" svg:x="8.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5.4cm">
          <draw:text-box>
            <text:p text:style-name="P16"><text:span text:style-name="T1">9</text:span></text:p>
          </draw:text-box>
        </draw:frame>
        <draw:frame draw:style-name="gr13" draw:text-style-name="P19" draw:layer="layout" svg:width="1.6cm" svg:height="0.569cm" svg:x="8.2cm" svg:y="16.193cm">
          <draw:text-box>
            <text:p text:style-name="P18"><text:span text:style-name="T2">y z (-=&gt;</text:span></text:p>
          </draw:text-box>
        </draw:frame>
        <draw:custom-shape draw:style-name="gr11" draw:text-style-name="P15" draw:layer="layout" svg:width="1.2cm" svg:height="1.2cm" svg:x="10.8cm" svg:y="15.46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9cm" svg:height="0.806cm" svg:x="10.7cm" svg:y="15.5cm">
          <draw:text-box>
            <text:p text:style-name="P20"><text:span text:style-name="T3">Shft</text:span></text:p>
          </draw:text-box>
        </draw:frame>
        <draw:custom-shape draw:style-name="gr11" draw:text-style-name="P15" draw:layer="layout" svg:width="1.2cm" svg:height="1.2cm" svg:x="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7.5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8.3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7.562cm">
          <draw:text-box>
            <text:p text:style-name="P16"><text:span text:style-name="T1">&lt;</text:span></text:p>
          </draw:text-box>
        </draw:frame>
        <draw:custom-shape draw:style-name="gr11" draw:text-style-name="P15" draw:layer="layout" svg:width="1.2cm" svg:height="1.2cm" svg:x="6.2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7.562cm">
          <draw:text-box>
            <text:p text:style-name="P16"><text:span text:style-name="T1">0</text:span></text:p>
          </draw:text-box>
        </draw:frame>
        <draw:frame draw:style-name="gr13" draw:text-style-name="P19" draw:layer="layout" svg:width="1.6cm" svg:height="0.569cm" svg:x="6cm" svg:y="18.355cm">
          <draw:text-box>
            <text:p text:style-name="P18"><text:span text:style-name="T2"><text:s/></text:span><text:span text:style-name="T2">.,)+?_:</text:span></text:p>
          </draw:text-box>
        </draw:frame>
        <draw:custom-shape draw:style-name="gr11" draw:text-style-name="P15" draw:layer="layout" svg:width="1.2cm" svg:height="1.2cm" svg:x="8.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7.562cm">
          <draw:text-box>
            <text:p text:style-name="P16"><text:span text:style-name="T1">&gt;</text:span></text:p>
          </draw:text-box>
        </draw:frame>
        <draw:custom-shape draw:style-name="gr11" draw:text-style-name="P15" draw:layer="layout" svg:width="1.2cm" svg:height="1.2cm" svg:x="10.8cm" svg:y="17.624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9cm" svg:height="0.806cm" svg:x="10.8cm" svg:y="17.662cm">
          <draw:text-box>
            <text:p text:style-name="P20"><text:span text:style-name="T3">Ent</text:span></text:p>
          </draw:text-box>
        </draw:frame>
        <draw:custom-shape draw:style-name="gr11" draw:text-style-name="P15" draw:layer="layout" svg:width="1.2cm" svg:height="1.2cm" svg:x="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1.1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1.1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1.162cm">
          <draw:text-box>
            <text:p text:style-name="P16"><text:span text:style-name="T1">2</text:span></text:p>
          </draw:text-box>
        </draw:frame>
        <draw:frame draw:style-name="gr13" draw:text-style-name="P19" draw:layer="layout" svg:width="1.6cm" svg:height="0.569cm" svg:x="6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8.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1.162cm">
          <draw:text-box>
            <text:p text:style-name="P16"><text:span text:style-name="T1">3</text:span></text:p>
          </draw:text-box>
        </draw:frame>
        <draw:frame draw:style-name="gr13" draw:text-style-name="P19" draw:layer="layout" svg:width="1.6cm" svg:height="0.569cm" svg:x="8.2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10.8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.1cm" svg:height="1.162cm" svg:x="10.8cm" svg:y="11.262cm">
          <draw:text-box>
            <text:p text:style-name="P20"><text:span text:style-name="T3">Alt</text:span></text:p>
          </draw:text-box>
        </draw:frame>
        <draw:frame draw:style-name="gr13" draw:text-style-name="P19" draw:layer="layout" svg:width="1.6cm" svg:height="0.569cm" svg:x="10.6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3.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3.2cm">
          <draw:text-box>
            <text:p text:style-name="P16"><text:span text:style-name="T1">4</text:span></text:p>
          </draw:text-box>
        </draw:frame>
        <draw:frame draw:style-name="gr13" draw:text-style-name="P19" draw:layer="layout" svg:width="1.6cm" svg:height="0.569cm" svg:x="3.8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3.2cm">
          <draw:text-box>
            <text:p text:style-name="P16"><text:span text:style-name="T1">5</text:span></text:p>
          </draw:text-box>
        </draw:frame>
        <draw:frame draw:style-name="gr13" draw:text-style-name="P19" draw:layer="layout" svg:width="1.6cm" svg:height="0.569cm" svg:x="6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8.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3.2cm">
          <draw:text-box>
            <text:p text:style-name="P16"><text:span text:style-name="T1">6</text:span></text:p>
          </draw:text-box>
        </draw:frame>
        <draw:frame draw:style-name="gr13" draw:text-style-name="P19" draw:layer="layout" svg:width="1.6cm" svg:height="0.569cm" svg:x="8.2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10.8cm" svg:y="13.26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7cm" svg:height="0.806cm" svg:x="10.7cm" svg:y="13.3cm">
          <draw:text-box>
            <text:p text:style-name="P20"><text:span text:style-name="T3">Win</text:span></text:p>
          </draw:text-box>
        </draw:frame>
        <draw:frame draw:style-name="gr13" draw:text-style-name="P19" draw:layer="layout" svg:width="1.6cm" svg:height="0.569cm" svg:x="10.6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5.4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5.4cm">
          <draw:text-box>
            <text:p text:style-name="P16"><text:span text:style-name="T1">7</text:span></text:p>
          </draw:text-box>
        </draw:frame>
        <draw:frame draw:style-name="gr13" draw:text-style-name="P19" draw:layer="layout" svg:width="1.6cm" svg:height="0.569cm" svg:x="3.8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5.4cm">
          <draw:text-box>
            <text:p text:style-name="P16"><text:span text:style-name="T1">8</text:span></text:p>
          </draw:text-box>
        </draw:frame>
        <draw:frame draw:style-name="gr13" draw:text-style-name="P19" draw:layer="layout" svg:width="1.6cm" svg:height="0.569cm" svg:x="6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8.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5.4cm">
          <draw:text-box>
            <text:p text:style-name="P16"><text:span text:style-name="T1">9</text:span></text:p>
          </draw:text-box>
        </draw:frame>
        <draw:frame draw:style-name="gr13" draw:text-style-name="P19" draw:layer="layout" svg:width="1.6cm" svg:height="0.569cm" svg:x="8.2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10.8cm" svg:y="15.46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9cm" svg:height="0.806cm" svg:x="10.7cm" svg:y="15.5cm">
          <draw:text-box>
            <text:p text:style-name="P20"><text:span text:style-name="T3">Shft</text:span></text:p>
          </draw:text-box>
        </draw:frame>
        <draw:frame draw:style-name="gr13" draw:text-style-name="P19" draw:layer="layout" svg:width="1.6cm" svg:height="0.569cm" svg:x="10.6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7.5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8.3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7.562cm">
          <draw:text-box>
            <text:p text:style-name="P16"><text:span text:style-name="T1">&lt;</text:span></text:p>
          </draw:text-box>
        </draw:frame>
        <draw:frame draw:style-name="gr13" draw:text-style-name="P19" draw:layer="layout" svg:width="1.6cm" svg:height="0.569cm" svg:x="3.8cm" svg:y="18.3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7.562cm">
          <draw:text-box>
            <text:p text:style-name="P16"><text:span text:style-name="T1">0</text:span></text:p>
          </draw:text-box>
        </draw:frame>
        <draw:frame draw:style-name="gr13" draw:text-style-name="P19" draw:layer="layout" svg:width="1.6cm" svg:height="0.569cm" svg:x="6cm" svg:y="18.355cm">
          <draw:text-box>
            <text:p text:style-name="P18"><text:span text:style-name="T2">‘ ‘ </text:span><text:span text:style-name="T2">. , ) +</text:span></text:p>
          </draw:text-box>
        </draw:frame>
        <draw:custom-shape draw:style-name="gr11" draw:text-style-name="P15" draw:layer="layout" svg:width="1.2cm" svg:height="1.2cm" svg:x="8.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7.562cm">
          <draw:text-box>
            <text:p text:style-name="P16"><text:span text:style-name="T1">&gt;</text:span></text:p>
          </draw:text-box>
        </draw:frame>
        <draw:frame draw:style-name="gr13" draw:text-style-name="P19" draw:layer="layout" svg:width="1.6cm" svg:height="0.569cm" svg:x="8.2cm" svg:y="18.3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10.8cm" svg:y="17.624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9cm" svg:height="0.806cm" svg:x="10.8cm" svg:y="17.662cm">
          <draw:text-box>
            <text:p text:style-name="P20"><text:span text:style-name="T3">Ent</text:span></text:p>
          </draw:text-box>
        </draw:frame>
        <draw:frame draw:style-name="gr13" draw:text-style-name="P19" draw:layer="layout" svg:width="1.6cm" svg:height="0.569cm" svg:x="10.6cm" svg:y="18.355cm">
          <draw:text-box>
            <text:p text:style-name="P18"><text:span text:style-name="T2">a b c ! ~</text:span></text:p>
          </draw:text-box>
        </draw:frame>
        <draw:frame draw:style-name="gr15" draw:text-style-name="P23" draw:layer="layout" svg:width="0.6cm" svg:height="1.203cm" svg:x="6.9cm" svg:y="17.621cm">
          <draw:text-box>
            <text:p text:style-name="P22"><text:span text:style-name="T4">?</text:span></text:p>
            <text:p text:style-name="P22"><text:span text:style-name="T4">_</text:span></text:p>
            <text:p text:style-name="P22"><text:span text:style-name="T4"><text:s/></text:span><text:span text:style-name="T4">:</text:span></text:p>
          </draw:text-box>
        </draw:frame>
        <draw:custom-shape draw:style-name="gr11" draw:text-style-name="P15" draw:layer="layout" svg:width="1.2cm" svg:height="1.2cm" svg:x="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1.1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1.1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1.9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6.2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1.162cm">
          <draw:text-box>
            <text:p text:style-name="P16"><text:span text:style-name="T1">2</text:span></text:p>
          </draw:text-box>
        </draw:frame>
        <draw:frame draw:style-name="gr13" draw:text-style-name="P19" draw:layer="layout" svg:width="1.6cm" svg:height="0.569cm" svg:x="6cm" svg:y="11.955cm">
          <draw:text-box>
            <text:p text:style-name="P18"><text:span text:style-name="T2">d e f @ {</text:span></text:p>
          </draw:text-box>
        </draw:frame>
        <draw:custom-shape draw:style-name="gr11" draw:text-style-name="P15" draw:layer="layout" svg:width="1.2cm" svg:height="1.2cm" svg:x="8.4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1.162cm">
          <draw:text-box>
            <text:p text:style-name="P16"><text:span text:style-name="T1">3</text:span></text:p>
          </draw:text-box>
        </draw:frame>
        <draw:frame draw:style-name="gr13" draw:text-style-name="P19" draw:layer="layout" svg:width="1.6cm" svg:height="0.569cm" svg:x="8.2cm" svg:y="11.955cm">
          <draw:text-box>
            <text:p text:style-name="P18"><text:span text:style-name="T2">g h i # }</text:span></text:p>
          </draw:text-box>
        </draw:frame>
        <draw:custom-shape draw:style-name="gr11" draw:text-style-name="P15" draw:layer="layout" svg:width="1.2cm" svg:height="1.2cm" svg:x="10.8cm" svg:y="11.224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.1cm" svg:height="1.162cm" svg:x="10.8cm" svg:y="11.262cm">
          <draw:text-box>
            <text:p text:style-name="P20"><text:span text:style-name="T3">Alt</text:span></text:p>
          </draw:text-box>
        </draw:frame>
        <draw:custom-shape draw:style-name="gr11" draw:text-style-name="P15" draw:layer="layout" svg:width="1.2cm" svg:height="1.2cm" svg:x="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3.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3.9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3.2cm">
          <draw:text-box>
            <text:p text:style-name="P16"><text:span text:style-name="T1">4</text:span></text:p>
          </draw:text-box>
        </draw:frame>
        <draw:frame draw:style-name="gr13" draw:text-style-name="P19" draw:layer="layout" svg:width="1.6cm" svg:height="0.569cm" svg:x="3.8cm" svg:y="13.993cm">
          <draw:text-box>
            <text:p text:style-name="P18"><text:span text:style-name="T2">j k l $ [</text:span></text:p>
          </draw:text-box>
        </draw:frame>
        <draw:custom-shape draw:style-name="gr11" draw:text-style-name="P15" draw:layer="layout" svg:width="1.2cm" svg:height="1.2cm" svg:x="6.2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3.2cm">
          <draw:text-box>
            <text:p text:style-name="P16"><text:span text:style-name="T1">5</text:span></text:p>
          </draw:text-box>
        </draw:frame>
        <draw:frame draw:style-name="gr13" draw:text-style-name="P19" draw:layer="layout" svg:width="1.6cm" svg:height="0.569cm" svg:x="6cm" svg:y="13.993cm">
          <draw:text-box>
            <text:p text:style-name="P18"><text:span text:style-name="T2">mno% ]</text:span></text:p>
          </draw:text-box>
        </draw:frame>
        <draw:custom-shape draw:style-name="gr11" draw:text-style-name="P15" draw:layer="layout" svg:width="1.2cm" svg:height="1.2cm" svg:x="8.4cm" svg:y="13.2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3.2cm">
          <draw:text-box>
            <text:p text:style-name="P16"><text:span text:style-name="T1">6</text:span></text:p>
          </draw:text-box>
        </draw:frame>
        <draw:frame draw:style-name="gr13" draw:text-style-name="P19" draw:layer="layout" svg:width="1.6cm" svg:height="0.569cm" svg:x="8.2cm" svg:y="13.993cm">
          <draw:text-box>
            <text:p text:style-name="P18"><text:span text:style-name="T2">p q r ^ |</text:span></text:p>
          </draw:text-box>
        </draw:frame>
        <draw:custom-shape draw:style-name="gr11" draw:text-style-name="P15" draw:layer="layout" svg:width="1.2cm" svg:height="1.2cm" svg:x="10.8cm" svg:y="13.26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7cm" svg:height="0.806cm" svg:x="10.7cm" svg:y="13.3cm">
          <draw:text-box>
            <text:p text:style-name="P20"><text:span text:style-name="T3">Win</text:span></text:p>
          </draw:text-box>
        </draw:frame>
        <draw:custom-shape draw:style-name="gr11" draw:text-style-name="P15" draw:layer="layout" svg:width="1.2cm" svg:height="1.2cm" svg:x="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5.4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6.193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5.4cm">
          <draw:text-box>
            <text:p text:style-name="P16"><text:span text:style-name="T1">7</text:span></text:p>
          </draw:text-box>
        </draw:frame>
        <draw:frame draw:style-name="gr13" draw:text-style-name="P19" draw:layer="layout" svg:width="1.6cm" svg:height="0.569cm" svg:x="3.8cm" svg:y="16.193cm">
          <draw:text-box>
            <text:p text:style-name="P18"><text:span text:style-name="T2">s t u &amp; /</text:span></text:p>
          </draw:text-box>
        </draw:frame>
        <draw:custom-shape draw:style-name="gr11" draw:text-style-name="P15" draw:layer="layout" svg:width="1.2cm" svg:height="1.2cm" svg:x="6.2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5.4cm">
          <draw:text-box>
            <text:p text:style-name="P16"><text:span text:style-name="T1">8</text:span></text:p>
          </draw:text-box>
        </draw:frame>
        <draw:frame draw:style-name="gr13" draw:text-style-name="P19" draw:layer="layout" svg:width="1.6cm" svg:height="0.569cm" svg:x="6cm" svg:y="16.193cm">
          <draw:text-box>
            <text:p text:style-name="P18"><text:span text:style-name="T2">v w x * &lt;</text:span></text:p>
          </draw:text-box>
        </draw:frame>
        <draw:custom-shape draw:style-name="gr11" draw:text-style-name="P15" draw:layer="layout" svg:width="1.2cm" svg:height="1.2cm" svg:x="8.4cm" svg:y="15.46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5.4cm">
          <draw:text-box>
            <text:p text:style-name="P16"><text:span text:style-name="T1">9</text:span></text:p>
          </draw:text-box>
        </draw:frame>
        <draw:frame draw:style-name="gr13" draw:text-style-name="P19" draw:layer="layout" svg:width="1.6cm" svg:height="0.569cm" svg:x="8.2cm" svg:y="16.193cm">
          <draw:text-box>
            <text:p text:style-name="P18"><text:span text:style-name="T2">y z (-=&gt;</text:span></text:p>
          </draw:text-box>
        </draw:frame>
        <draw:custom-shape draw:style-name="gr11" draw:text-style-name="P15" draw:layer="layout" svg:width="1.2cm" svg:height="1.2cm" svg:x="10.8cm" svg:y="15.462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9cm" svg:height="0.806cm" svg:x="10.7cm" svg:y="15.5cm">
          <draw:text-box>
            <text:p text:style-name="P20"><text:span text:style-name="T3">Shft</text:span></text:p>
          </draw:text-box>
        </draw:frame>
        <draw:custom-shape draw:style-name="gr11" draw:text-style-name="P15" draw:layer="layout" svg:width="1.2cm" svg:height="1.2cm" svg:x="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7.562cm">
          <draw:text-box>
            <text:p text:style-name="P16"><text:span text:style-name="T1">1</text:span></text:p>
          </draw:text-box>
        </draw:frame>
        <draw:frame draw:style-name="gr13" draw:text-style-name="P19" draw:layer="layout" svg:width="1.6cm" svg:height="0.569cm" svg:x="3.8cm" svg:y="18.355cm">
          <draw:text-box>
            <text:p text:style-name="P18"><text:span text:style-name="T2">a b c ! ~</text:span></text:p>
          </draw:text-box>
        </draw:frame>
        <draw:custom-shape draw:style-name="gr11" draw:text-style-name="P15" draw:layer="layout" svg:width="1.2cm" svg:height="1.2cm" svg:x="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4.1cm" svg:y="17.562cm">
          <draw:text-box>
            <text:p text:style-name="P16"><text:span text:style-name="T1">&lt;</text:span></text:p>
          </draw:text-box>
        </draw:frame>
        <draw:custom-shape draw:style-name="gr11" draw:text-style-name="P15" draw:layer="layout" svg:width="1.2cm" svg:height="1.2cm" svg:x="6.2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6.3cm" svg:y="17.562cm">
          <draw:text-box>
            <text:p text:style-name="P16"><text:span text:style-name="T1">0</text:span></text:p>
          </draw:text-box>
        </draw:frame>
        <draw:frame draw:style-name="gr13" draw:text-style-name="P19" draw:layer="layout" svg:width="1.6cm" svg:height="0.569cm" svg:x="6cm" svg:y="18.355cm">
          <draw:text-box>
            <text:p text:style-name="P18"><text:span text:style-name="T2"><text:s/></text:span><text:span text:style-name="T2">.,)+?_:</text:span></text:p>
          </draw:text-box>
        </draw:frame>
        <draw:custom-shape draw:style-name="gr11" draw:text-style-name="P15" draw:layer="layout" svg:width="1.2cm" svg:height="1.2cm" svg:x="8.4cm" svg:y="17.624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1.1cm" svg:height="1.162cm" svg:x="8.5cm" svg:y="17.562cm">
          <draw:text-box>
            <text:p text:style-name="P16"><text:span text:style-name="T1">&gt;</text:span></text:p>
          </draw:text-box>
        </draw:frame>
        <draw:custom-shape draw:style-name="gr11" draw:text-style-name="P15" draw:layer="layout" svg:width="1.2cm" svg:height="1.2cm" svg:x="10.8cm" svg:y="17.624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.9cm" svg:height="0.806cm" svg:x="10.8cm" svg:y="17.662cm">
          <draw:text-box>
            <text:p text:style-name="P20"><text:span text:style-name="T3">Ent</text:span></text:p>
          </draw:text-box>
        </draw:frame>
        <draw:custom-shape draw:style-name="gr16" draw:text-style-name="P24" draw:layer="layout" svg:width="1.2cm" svg:height="1.2cm" svg:x="15.6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1.2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1.9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1.2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1.9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7.8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7.9cm" svg:y="11.2cm">
          <draw:text-box>
            <text:p text:style-name="P16"><text:span text:style-name="T1">2</text:span></text:p>
          </draw:text-box>
        </draw:frame>
        <draw:frame draw:style-name="gr18" draw:text-style-name="P26" draw:layer="layout" svg:width="1.6cm" svg:height="0.569cm" svg:x="17.6cm" svg:y="11.9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20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20.1cm" svg:y="11.2cm">
          <draw:text-box>
            <text:p text:style-name="P16"><text:span text:style-name="T1">3</text:span></text:p>
          </draw:text-box>
        </draw:frame>
        <draw:frame draw:style-name="gr18" draw:text-style-name="P26" draw:layer="layout" svg:width="1.6cm" svg:height="0.569cm" svg:x="19.8cm" svg:y="11.9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22.4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.1cm" svg:height="1.162cm" svg:x="22.4cm" svg:y="11.3cm">
          <draw:text-box>
            <text:p text:style-name="P20"><text:span text:style-name="T3">Alt</text:span></text:p>
          </draw:text-box>
        </draw:frame>
        <draw:frame draw:style-name="gr18" draw:text-style-name="P26" draw:layer="layout" svg:width="1.6cm" svg:height="0.569cm" svg:x="22.2cm" svg:y="11.9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3.3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3.238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4.0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3.3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3.238cm">
          <draw:text-box>
            <text:p text:style-name="P16"><text:span text:style-name="T1">4</text:span></text:p>
          </draw:text-box>
        </draw:frame>
        <draw:frame draw:style-name="gr18" draw:text-style-name="P26" draw:layer="layout" svg:width="1.6cm" svg:height="0.569cm" svg:x="15.4cm" svg:y="14.0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7.8cm" svg:y="13.3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7.9cm" svg:y="13.238cm">
          <draw:text-box>
            <text:p text:style-name="P16"><text:span text:style-name="T1">5</text:span></text:p>
          </draw:text-box>
        </draw:frame>
        <draw:frame draw:style-name="gr18" draw:text-style-name="P26" draw:layer="layout" svg:width="1.6cm" svg:height="0.569cm" svg:x="17.6cm" svg:y="14.0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20cm" svg:y="13.3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20.1cm" svg:y="13.238cm">
          <draw:text-box>
            <text:p text:style-name="P16"><text:span text:style-name="T1">6</text:span></text:p>
          </draw:text-box>
        </draw:frame>
        <draw:frame draw:style-name="gr18" draw:text-style-name="P26" draw:layer="layout" svg:width="1.6cm" svg:height="0.569cm" svg:x="19.8cm" svg:y="14.0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22.4cm" svg:y="13.3cm">
          <text:p/>
          <draw:enhanced-geometry svg:viewBox="0 0 21600 21600" draw:type="rectangle" draw:enhanced-path="M 0 0 L 21600 0 21600 21600 0 21600 0 0 Z N"/>
        </draw:custom-shape>
        <draw:frame draw:style-name="gr19" draw:text-style-name="P27" draw:layer="layout" svg:width="1.7cm" svg:height="0.806cm" svg:x="22.3cm" svg:y="13.338cm">
          <draw:text-box>
            <text:p text:style-name="P20"><text:span text:style-name="T3">Win</text:span></text:p>
          </draw:text-box>
        </draw:frame>
        <draw:frame draw:style-name="gr18" draw:text-style-name="P26" draw:layer="layout" svg:width="1.6cm" svg:height="0.569cm" svg:x="22.2cm" svg:y="14.0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5.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5.438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6.2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5.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5.438cm">
          <draw:text-box>
            <text:p text:style-name="P16"><text:span text:style-name="T1">7</text:span></text:p>
          </draw:text-box>
        </draw:frame>
        <draw:frame draw:style-name="gr18" draw:text-style-name="P26" draw:layer="layout" svg:width="1.6cm" svg:height="0.569cm" svg:x="15.4cm" svg:y="16.2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7.8cm" svg:y="15.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7.9cm" svg:y="15.438cm">
          <draw:text-box>
            <text:p text:style-name="P16"><text:span text:style-name="T1">8</text:span></text:p>
          </draw:text-box>
        </draw:frame>
        <draw:frame draw:style-name="gr18" draw:text-style-name="P26" draw:layer="layout" svg:width="1.6cm" svg:height="0.569cm" svg:x="17.6cm" svg:y="16.2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20cm" svg:y="15.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20.1cm" svg:y="15.438cm">
          <draw:text-box>
            <text:p text:style-name="P16"><text:span text:style-name="T1">9</text:span></text:p>
          </draw:text-box>
        </draw:frame>
        <draw:frame draw:style-name="gr18" draw:text-style-name="P26" draw:layer="layout" svg:width="1.6cm" svg:height="0.569cm" svg:x="19.8cm" svg:y="16.2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22.4cm" svg:y="15.5cm">
          <text:p/>
          <draw:enhanced-geometry svg:viewBox="0 0 21600 21600" draw:type="rectangle" draw:enhanced-path="M 0 0 L 21600 0 21600 21600 0 21600 0 0 Z N"/>
        </draw:custom-shape>
        <draw:frame draw:style-name="gr19" draw:text-style-name="P27" draw:layer="layout" svg:width="1.9cm" svg:height="0.806cm" svg:x="22.3cm" svg:y="15.538cm">
          <draw:text-box>
            <text:p text:style-name="P20"><text:span text:style-name="T3">Shft</text:span></text:p>
          </draw:text-box>
        </draw:frame>
        <draw:frame draw:style-name="gr18" draw:text-style-name="P26" draw:layer="layout" svg:width="1.6cm" svg:height="0.569cm" svg:x="22.2cm" svg:y="16.2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7.6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7.6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8.3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7.6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7.6cm">
          <draw:text-box>
            <text:p text:style-name="P16"><text:span text:style-name="T1">&lt;</text:span></text:p>
          </draw:text-box>
        </draw:frame>
        <draw:frame draw:style-name="gr18" draw:text-style-name="P26" draw:layer="layout" svg:width="1.6cm" svg:height="0.569cm" svg:x="15.4cm" svg:y="18.3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7.8cm" svg:y="17.6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7.9cm" svg:y="17.6cm">
          <draw:text-box>
            <text:p text:style-name="P16"><text:span text:style-name="T1">0</text:span></text:p>
          </draw:text-box>
        </draw:frame>
        <draw:frame draw:style-name="gr18" draw:text-style-name="P26" draw:layer="layout" svg:width="1.6cm" svg:height="0.569cm" svg:x="17.6cm" svg:y="18.393cm">
          <draw:text-box>
            <text:p text:style-name="P18"><text:span text:style-name="T2">‘ ‘ </text:span><text:span text:style-name="T2">. , ) +</text:span></text:p>
          </draw:text-box>
        </draw:frame>
        <draw:custom-shape draw:style-name="gr16" draw:text-style-name="P24" draw:layer="layout" svg:width="1.2cm" svg:height="1.2cm" svg:x="20cm" svg:y="17.6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20.1cm" svg:y="17.6cm">
          <draw:text-box>
            <text:p text:style-name="P16"><text:span text:style-name="T1">&gt;</text:span></text:p>
          </draw:text-box>
        </draw:frame>
        <draw:frame draw:style-name="gr18" draw:text-style-name="P26" draw:layer="layout" svg:width="1.6cm" svg:height="0.569cm" svg:x="19.8cm" svg:y="18.3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22.4cm" svg:y="17.662cm">
          <text:p/>
          <draw:enhanced-geometry svg:viewBox="0 0 21600 21600" draw:type="rectangle" draw:enhanced-path="M 0 0 L 21600 0 21600 21600 0 21600 0 0 Z N"/>
        </draw:custom-shape>
        <draw:frame draw:style-name="gr19" draw:text-style-name="P27" draw:layer="layout" svg:width="1.9cm" svg:height="0.806cm" svg:x="22.4cm" svg:y="17.7cm">
          <draw:text-box>
            <text:p text:style-name="P20"><text:span text:style-name="T3">Ent</text:span></text:p>
          </draw:text-box>
        </draw:frame>
        <draw:frame draw:style-name="gr18" draw:text-style-name="P26" draw:layer="layout" svg:width="1.6cm" svg:height="0.569cm" svg:x="22.2cm" svg:y="18.393cm">
          <draw:text-box>
            <text:p text:style-name="P18"><text:span text:style-name="T2">a b c ! ~</text:span></text:p>
          </draw:text-box>
        </draw:frame>
        <draw:frame draw:style-name="gr20" draw:text-style-name="P28" draw:layer="layout" svg:width="0.6cm" svg:height="1.203cm" svg:x="18.5cm" svg:y="17.659cm">
          <draw:text-box>
            <text:p text:style-name="P22"><text:span text:style-name="T4">?</text:span></text:p>
            <text:p text:style-name="P22"><text:span text:style-name="T4">_</text:span></text:p>
            <text:p text:style-name="P22"><text:span text:style-name="T4"><text:s/></text:span><text:span text:style-name="T4">:</text:span></text:p>
          </draw:text-box>
        </draw:frame>
        <draw:custom-shape draw:style-name="gr16" draw:text-style-name="P24" draw:layer="layout" svg:width="1.2cm" svg:height="1.2cm" svg:x="15.6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1.2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1.9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1.2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1.9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7.8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7.9cm" svg:y="11.2cm">
          <draw:text-box>
            <text:p text:style-name="P16"><text:span text:style-name="T1">2</text:span></text:p>
          </draw:text-box>
        </draw:frame>
        <draw:frame draw:style-name="gr18" draw:text-style-name="P26" draw:layer="layout" svg:width="1.6cm" svg:height="0.569cm" svg:x="17.6cm" svg:y="11.993cm">
          <draw:text-box>
            <text:p text:style-name="P18"><text:span text:style-name="T2">d e f @ {</text:span></text:p>
          </draw:text-box>
        </draw:frame>
        <draw:custom-shape draw:style-name="gr16" draw:text-style-name="P24" draw:layer="layout" svg:width="1.2cm" svg:height="1.2cm" svg:x="20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20.1cm" svg:y="11.2cm">
          <draw:text-box>
            <text:p text:style-name="P16"><text:span text:style-name="T1">3</text:span></text:p>
          </draw:text-box>
        </draw:frame>
        <draw:frame draw:style-name="gr18" draw:text-style-name="P26" draw:layer="layout" svg:width="1.6cm" svg:height="0.569cm" svg:x="19.8cm" svg:y="11.993cm">
          <draw:text-box>
            <text:p text:style-name="P18"><text:span text:style-name="T2">g h i # }</text:span></text:p>
          </draw:text-box>
        </draw:frame>
        <draw:custom-shape draw:style-name="gr16" draw:text-style-name="P24" draw:layer="layout" svg:width="1.2cm" svg:height="1.2cm" svg:x="22.4cm" svg:y="11.262cm">
          <text:p/>
          <draw:enhanced-geometry svg:viewBox="0 0 21600 21600" draw:type="rectangle" draw:enhanced-path="M 0 0 L 21600 0 21600 21600 0 21600 0 0 Z N"/>
        </draw:custom-shape>
        <draw:frame draw:style-name="gr17" draw:text-style-name="P27" draw:layer="layout" svg:width="1.1cm" svg:height="1.162cm" svg:x="22.4cm" svg:y="11.3cm">
          <draw:text-box>
            <text:p text:style-name="P20"><text:span text:style-name="T3">Alt</text:span></text:p>
          </draw:text-box>
        </draw:frame>
        <draw:custom-shape draw:style-name="gr16" draw:text-style-name="P24" draw:layer="layout" svg:width="1.2cm" svg:height="1.2cm" svg:x="15.6cm" svg:y="13.3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3.238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4.0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3.3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3.238cm">
          <draw:text-box>
            <text:p text:style-name="P16"><text:span text:style-name="T1">4</text:span></text:p>
          </draw:text-box>
        </draw:frame>
        <draw:frame draw:style-name="gr18" draw:text-style-name="P26" draw:layer="layout" svg:width="1.6cm" svg:height="0.569cm" svg:x="15.4cm" svg:y="14.031cm">
          <draw:text-box>
            <text:p text:style-name="P18"><text:span text:style-name="T2">j k l $ [</text:span></text:p>
          </draw:text-box>
        </draw:frame>
        <draw:custom-shape draw:style-name="gr16" draw:text-style-name="P24" draw:layer="layout" svg:width="1.2cm" svg:height="1.2cm" svg:x="17.8cm" svg:y="13.3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7.9cm" svg:y="13.238cm">
          <draw:text-box>
            <text:p text:style-name="P16"><text:span text:style-name="T1">5</text:span></text:p>
          </draw:text-box>
        </draw:frame>
        <draw:frame draw:style-name="gr18" draw:text-style-name="P26" draw:layer="layout" svg:width="1.6cm" svg:height="0.569cm" svg:x="17.6cm" svg:y="14.031cm">
          <draw:text-box>
            <text:p text:style-name="P18"><text:span text:style-name="T2">mno% ]</text:span></text:p>
          </draw:text-box>
        </draw:frame>
        <draw:custom-shape draw:style-name="gr16" draw:text-style-name="P24" draw:layer="layout" svg:width="1.2cm" svg:height="1.2cm" svg:x="20cm" svg:y="13.3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20.1cm" svg:y="13.238cm">
          <draw:text-box>
            <text:p text:style-name="P16"><text:span text:style-name="T1">6</text:span></text:p>
          </draw:text-box>
        </draw:frame>
        <draw:frame draw:style-name="gr18" draw:text-style-name="P26" draw:layer="layout" svg:width="1.6cm" svg:height="0.569cm" svg:x="19.8cm" svg:y="14.031cm">
          <draw:text-box>
            <text:p text:style-name="P18"><text:span text:style-name="T2">p q r ^ |</text:span></text:p>
          </draw:text-box>
        </draw:frame>
        <draw:custom-shape draw:style-name="gr16" draw:text-style-name="P24" draw:layer="layout" svg:width="1.2cm" svg:height="1.2cm" svg:x="22.4cm" svg:y="13.3cm">
          <text:p/>
          <draw:enhanced-geometry svg:viewBox="0 0 21600 21600" draw:type="rectangle" draw:enhanced-path="M 0 0 L 21600 0 21600 21600 0 21600 0 0 Z N"/>
        </draw:custom-shape>
        <draw:frame draw:style-name="gr19" draw:text-style-name="P27" draw:layer="layout" svg:width="1.7cm" svg:height="0.806cm" svg:x="22.3cm" svg:y="13.338cm">
          <draw:text-box>
            <text:p text:style-name="P20"><text:span text:style-name="T3">Win</text:span></text:p>
          </draw:text-box>
        </draw:frame>
        <draw:custom-shape draw:style-name="gr16" draw:text-style-name="P24" draw:layer="layout" svg:width="1.2cm" svg:height="1.2cm" svg:x="15.6cm" svg:y="15.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5.438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6.231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5.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5.438cm">
          <draw:text-box>
            <text:p text:style-name="P16"><text:span text:style-name="T1">7</text:span></text:p>
          </draw:text-box>
        </draw:frame>
        <draw:frame draw:style-name="gr18" draw:text-style-name="P26" draw:layer="layout" svg:width="1.6cm" svg:height="0.569cm" svg:x="15.4cm" svg:y="16.231cm">
          <draw:text-box>
            <text:p text:style-name="P18"><text:span text:style-name="T2">s t u &amp; /</text:span></text:p>
          </draw:text-box>
        </draw:frame>
        <draw:custom-shape draw:style-name="gr16" draw:text-style-name="P24" draw:layer="layout" svg:width="1.2cm" svg:height="1.2cm" svg:x="17.8cm" svg:y="15.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7.9cm" svg:y="15.438cm">
          <draw:text-box>
            <text:p text:style-name="P16"><text:span text:style-name="T1">8</text:span></text:p>
          </draw:text-box>
        </draw:frame>
        <draw:frame draw:style-name="gr18" draw:text-style-name="P26" draw:layer="layout" svg:width="1.6cm" svg:height="0.569cm" svg:x="17.6cm" svg:y="16.231cm">
          <draw:text-box>
            <text:p text:style-name="P18"><text:span text:style-name="T2">v w x * &lt;</text:span></text:p>
          </draw:text-box>
        </draw:frame>
        <draw:custom-shape draw:style-name="gr16" draw:text-style-name="P24" draw:layer="layout" svg:width="1.2cm" svg:height="1.2cm" svg:x="20cm" svg:y="15.5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20.1cm" svg:y="15.438cm">
          <draw:text-box>
            <text:p text:style-name="P16"><text:span text:style-name="T1">9</text:span></text:p>
          </draw:text-box>
        </draw:frame>
        <draw:frame draw:style-name="gr18" draw:text-style-name="P26" draw:layer="layout" svg:width="1.6cm" svg:height="0.569cm" svg:x="19.8cm" svg:y="16.231cm">
          <draw:text-box>
            <text:p text:style-name="P18"><text:span text:style-name="T2">y z (-=&gt;</text:span></text:p>
          </draw:text-box>
        </draw:frame>
        <draw:custom-shape draw:style-name="gr16" draw:text-style-name="P24" draw:layer="layout" svg:width="1.2cm" svg:height="1.2cm" svg:x="22.4cm" svg:y="15.5cm">
          <text:p/>
          <draw:enhanced-geometry svg:viewBox="0 0 21600 21600" draw:type="rectangle" draw:enhanced-path="M 0 0 L 21600 0 21600 21600 0 21600 0 0 Z N"/>
        </draw:custom-shape>
        <draw:frame draw:style-name="gr19" draw:text-style-name="P27" draw:layer="layout" svg:width="1.9cm" svg:height="0.806cm" svg:x="22.3cm" svg:y="15.538cm">
          <draw:text-box>
            <text:p text:style-name="P20"><text:span text:style-name="T3">Shft</text:span></text:p>
          </draw:text-box>
        </draw:frame>
        <draw:custom-shape draw:style-name="gr16" draw:text-style-name="P24" draw:layer="layout" svg:width="1.2cm" svg:height="1.2cm" svg:x="15.6cm" svg:y="17.6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7.6cm">
          <draw:text-box>
            <text:p text:style-name="P16"><text:span text:style-name="T1">1</text:span></text:p>
          </draw:text-box>
        </draw:frame>
        <draw:frame draw:style-name="gr18" draw:text-style-name="P26" draw:layer="layout" svg:width="1.6cm" svg:height="0.569cm" svg:x="15.4cm" svg:y="18.393cm">
          <draw:text-box>
            <text:p text:style-name="P18"><text:span text:style-name="T2">a b c ! ~</text:span></text:p>
          </draw:text-box>
        </draw:frame>
        <draw:custom-shape draw:style-name="gr16" draw:text-style-name="P24" draw:layer="layout" svg:width="1.2cm" svg:height="1.2cm" svg:x="15.6cm" svg:y="17.6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5.7cm" svg:y="17.6cm">
          <draw:text-box>
            <text:p text:style-name="P16"><text:span text:style-name="T1">&lt;</text:span></text:p>
          </draw:text-box>
        </draw:frame>
        <draw:custom-shape draw:style-name="gr16" draw:text-style-name="P24" draw:layer="layout" svg:width="1.2cm" svg:height="1.2cm" svg:x="17.8cm" svg:y="17.6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17.9cm" svg:y="17.6cm">
          <draw:text-box>
            <text:p text:style-name="P16"><text:span text:style-name="T1">0</text:span></text:p>
          </draw:text-box>
        </draw:frame>
        <draw:frame draw:style-name="gr18" draw:text-style-name="P26" draw:layer="layout" svg:width="1.6cm" svg:height="0.569cm" svg:x="17.6cm" svg:y="18.393cm">
          <draw:text-box>
            <text:p text:style-name="P18"><text:span text:style-name="T2"><text:s/></text:span><text:span text:style-name="T2">.,)+?_:</text:span></text:p>
          </draw:text-box>
        </draw:frame>
        <draw:custom-shape draw:style-name="gr16" draw:text-style-name="P24" draw:layer="layout" svg:width="1.2cm" svg:height="1.2cm" svg:x="20cm" svg:y="17.662cm">
          <text:p/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.1cm" svg:height="1.162cm" svg:x="20.1cm" svg:y="17.6cm">
          <draw:text-box>
            <text:p text:style-name="P16"><text:span text:style-name="T1">&gt;</text:span></text:p>
          </draw:text-box>
        </draw:frame>
        <draw:custom-shape draw:style-name="gr16" draw:text-style-name="P24" draw:layer="layout" svg:width="1.2cm" svg:height="1.2cm" svg:x="22.4cm" svg:y="17.662cm">
          <text:p/>
          <draw:enhanced-geometry svg:viewBox="0 0 21600 21600" draw:type="rectangle" draw:enhanced-path="M 0 0 L 21600 0 21600 21600 0 21600 0 0 Z N"/>
        </draw:custom-shape>
        <draw:frame draw:style-name="gr19" draw:text-style-name="P27" draw:layer="layout" svg:width="1.9cm" svg:height="0.806cm" svg:x="22.4cm" svg:y="17.7cm">
          <draw:text-box>
            <text:p text:style-name="P20"><text:span text:style-name="T3">Ent</text:span></text:p>
          </draw:text-box>
        </draw:frame>
        <presentation:notes draw:style-name="dp2">
          <draw:page-thumbnail draw:style-name="gr21" draw:layer="layout" svg:width="14.848cm" svg:height="11.135cm" svg:x="3.075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09:09:44.569099836</meta:creation-date>
    <dc:date>2017-08-05T09:45:55.674084460</dc:date>
    <meta:editing-duration>PT10M20S</meta:editing-duration>
    <meta:editing-cycles>2</meta:editing-cycles>
    <meta:generator>LibreOffice/5.1.6.2$Linux_x86 LibreOffice_project/10m0$Build-2</meta:generator>
    <meta:document-statistic meta:object-count="713"/>
  </office:meta>
</office:document-meta>
</file>